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Replacements/Object 7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84" manifest:media-type="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2" manifest:media-type="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50" manifest:media-type=""/>
  <manifest:file-entry manifest:full-path="ObjectReplacements/Object 17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content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eb4db4" officeooo:paragraph-rsid="00eb4db4"/>
    </style:style>
    <style:style style:name="P99" style:family="paragraph" style:parent-style-name="Standard">
      <style:text-properties officeooo:rsid="00eb4db4" officeooo:paragraph-rsid="00f11bf0"/>
    </style:style>
    <style:style style:name="P100" style:family="paragraph" style:parent-style-name="Standard">
      <style:text-properties officeooo:paragraph-rsid="00eb4db4"/>
    </style:style>
    <style:style style:name="P101" style:family="paragraph" style:parent-style-name="Standard">
      <style:text-properties officeooo:rsid="00dff138" officeooo:paragraph-rsid="006b5bc9"/>
    </style:style>
    <style:style style:name="P102" style:family="paragraph" style:parent-style-name="Standard">
      <style:text-properties officeooo:rsid="00dff138" officeooo:paragraph-rsid="00eb4db4"/>
    </style:style>
    <style:style style:name="P103" style:family="paragraph" style:parent-style-name="Standard">
      <style:text-properties officeooo:rsid="005822aa" officeooo:paragraph-rsid="00eb4db4"/>
    </style:style>
    <style:style style:name="P104" style:family="paragraph" style:parent-style-name="Standard">
      <style:text-properties officeooo:rsid="009d7745" officeooo:paragraph-rsid="00eb4db4"/>
    </style:style>
    <style:style style:name="P105" style:family="paragraph" style:parent-style-name="Standard">
      <style:text-properties officeooo:rsid="007c7c90" officeooo:paragraph-rsid="00eb4db4"/>
    </style:style>
    <style:style style:name="P106" style:family="paragraph" style:parent-style-name="Standard">
      <style:text-properties officeooo:rsid="009f4918" officeooo:paragraph-rsid="00eb4db4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36b4e" officeooo:paragraph-rsid="0108ecd0"/>
    </style:style>
    <style:style style:name="P110" style:family="paragraph" style:parent-style-name="Standard">
      <style:text-properties officeooo:rsid="00f6c0e9" officeooo:paragraph-rsid="00f6c0e9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1046086" officeooo:paragraph-rsid="0105c8fb"/>
    </style:style>
    <style:style style:name="P113" style:family="paragraph" style:parent-style-name="Standard">
      <style:text-properties officeooo:rsid="0105c8fb" officeooo:paragraph-rsid="0105c8fb"/>
    </style:style>
    <style:style style:name="P114" style:family="paragraph" style:parent-style-name="Standard">
      <style:text-properties officeooo:rsid="010cd7bc" officeooo:paragraph-rsid="010e417c"/>
    </style:style>
    <style:style style:name="P115" style:family="paragraph" style:parent-style-name="Standard">
      <style:text-properties officeooo:rsid="010e417c" officeooo:paragraph-rsid="010e417c"/>
    </style:style>
    <style:style style:name="P116" style:family="paragraph" style:parent-style-name="Standard">
      <style:text-properties officeooo:rsid="0111e1cf" officeooo:paragraph-rsid="0111e1cf"/>
    </style:style>
    <style:style style:name="P117" style:family="paragraph" style:parent-style-name="Standard">
      <style:text-properties officeooo:rsid="00f11bf0" officeooo:paragraph-rsid="00f11bf0"/>
    </style:style>
    <style:style style:name="P118" style:family="paragraph" style:parent-style-name="Standard">
      <style:text-properties officeooo:rsid="011cc148" officeooo:paragraph-rsid="011cc148"/>
    </style:style>
    <style:style style:name="P119" style:family="paragraph" style:parent-style-name="Standard">
      <style:text-properties officeooo:rsid="011cc148" officeooo:paragraph-rsid="015f35d2"/>
    </style:style>
    <style:style style:name="P120" style:family="paragraph" style:parent-style-name="Standard">
      <style:text-properties officeooo:paragraph-rsid="0120dd66"/>
    </style:style>
    <style:style style:name="P121" style:family="paragraph" style:parent-style-name="Standard">
      <style:text-properties officeooo:paragraph-rsid="01282e3b"/>
    </style:style>
    <style:style style:name="P122" style:family="paragraph" style:parent-style-name="Standard">
      <style:text-properties officeooo:paragraph-rsid="0128d7a1"/>
    </style:style>
    <style:style style:name="P123" style:family="paragraph" style:parent-style-name="Standard">
      <style:text-properties officeooo:paragraph-rsid="012e200f"/>
    </style:style>
    <style:style style:name="P124" style:family="paragraph" style:parent-style-name="Standard">
      <style:text-properties officeooo:rsid="0128d7a1" officeooo:paragraph-rsid="012efaed"/>
    </style:style>
    <style:style style:name="P125" style:family="paragraph" style:parent-style-name="Standard">
      <style:text-properties officeooo:rsid="0128d7a1" officeooo:paragraph-rsid="0155f58d"/>
    </style:style>
    <style:style style:name="P126" style:family="paragraph" style:parent-style-name="Standard">
      <style:text-properties officeooo:paragraph-rsid="013692bf"/>
    </style:style>
    <style:style style:name="P127" style:family="paragraph" style:parent-style-name="Standard">
      <style:text-properties officeooo:paragraph-rsid="013b9a2f"/>
    </style:style>
    <style:style style:name="P128" style:family="paragraph" style:parent-style-name="Standard">
      <style:text-properties officeooo:rsid="012e200f" officeooo:paragraph-rsid="01444e07"/>
    </style:style>
    <style:style style:name="P129" style:family="paragraph" style:parent-style-name="Standard">
      <style:text-properties officeooo:rsid="012e200f" officeooo:paragraph-rsid="014d6c41"/>
    </style:style>
    <style:style style:name="P130" style:family="paragraph" style:parent-style-name="Standard">
      <style:text-properties officeooo:rsid="01444e07" officeooo:paragraph-rsid="01444e07"/>
    </style:style>
    <style:style style:name="P131" style:family="paragraph" style:parent-style-name="Standard">
      <style:text-properties officeooo:rsid="01444e07" officeooo:paragraph-rsid="014548cf"/>
    </style:style>
    <style:style style:name="P132" style:family="paragraph" style:parent-style-name="Standard">
      <style:text-properties officeooo:rsid="01444e07" officeooo:paragraph-rsid="014d6c41"/>
    </style:style>
    <style:style style:name="P133" style:family="paragraph" style:parent-style-name="Standard">
      <style:text-properties officeooo:rsid="014548cf" officeooo:paragraph-rsid="014719f0"/>
    </style:style>
    <style:style style:name="P134" style:family="paragraph" style:parent-style-name="Standard">
      <style:text-properties officeooo:paragraph-rsid="01534d25"/>
    </style:style>
    <style:style style:name="P135" style:family="paragraph" style:parent-style-name="Standard">
      <style:text-properties officeooo:rsid="01534d25" officeooo:paragraph-rsid="0155f58d"/>
    </style:style>
    <style:style style:name="P136" style:family="paragraph" style:parent-style-name="Standard">
      <style:text-properties officeooo:rsid="01534d25" officeooo:paragraph-rsid="01534d25"/>
    </style:style>
    <style:style style:name="P137" style:family="paragraph" style:parent-style-name="Standard">
      <style:text-properties officeooo:rsid="0155f58d" officeooo:paragraph-rsid="0155f58d"/>
    </style:style>
    <style:style style:name="P138" style:family="paragraph" style:parent-style-name="Standard">
      <style:text-properties officeooo:paragraph-rsid="0155f58d"/>
    </style:style>
    <style:style style:name="P139" style:family="paragraph" style:parent-style-name="Standard">
      <style:text-properties officeooo:rsid="00aa3ca6" officeooo:paragraph-rsid="006aa50f"/>
    </style:style>
    <style:style style:name="P140" style:family="paragraph" style:parent-style-name="Standard">
      <style:text-properties officeooo:rsid="015d4340" officeooo:paragraph-rsid="015d4340"/>
    </style:style>
    <style:style style:name="P141" style:family="paragraph" style:parent-style-name="Standard">
      <style:text-properties officeooo:paragraph-rsid="015ec3a1"/>
    </style:style>
    <style:style style:name="P142" style:family="paragraph" style:parent-style-name="Standard">
      <style:text-properties officeooo:paragraph-rsid="015f35d2"/>
    </style:style>
    <style:style style:name="P143" style:family="paragraph" style:parent-style-name="Standard">
      <style:text-properties officeooo:paragraph-rsid="01608f27"/>
    </style:style>
    <style:style style:name="P144" style:family="paragraph" style:parent-style-name="Standard">
      <style:text-properties officeooo:rsid="013865a3" officeooo:paragraph-rsid="01659c5c"/>
    </style:style>
    <style:style style:name="P145" style:family="paragraph" style:parent-style-name="Standard">
      <style:text-properties officeooo:rsid="002e70e1" officeooo:paragraph-rsid="00e9c8cf"/>
    </style:style>
    <style:style style:name="P146" style:family="paragraph" style:parent-style-name="Standard">
      <style:text-properties officeooo:rsid="016d2eac" officeooo:paragraph-rsid="016d2eac"/>
    </style:style>
    <style:style style:name="P147" style:family="paragraph">
      <loext:graphic-properties draw:fill="none" draw:fill-color="#ffffff"/>
      <style:text-properties fo:font-size="12pt"/>
    </style:style>
    <style:style style:name="P148" style:family="paragraph">
      <loext:graphic-properties draw:fill="none" draw:fill-color="#ffffff"/>
    </style:style>
    <style:style style:name="P149" style:family="paragraph">
      <loext:graphic-properties draw:fill-color="#ffffff"/>
    </style:style>
    <style:style style:name="P150" style:family="paragraph">
      <loext:graphic-properties draw:fill-color="#ffffff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4580"/>
    </style:style>
    <style:style style:name="T75" style:family="text">
      <style:text-properties officeooo:rsid="00f4c75f"/>
    </style:style>
    <style:style style:name="T76" style:family="text">
      <style:text-properties officeooo:rsid="00f55486"/>
    </style:style>
    <style:style style:name="T77" style:family="text">
      <style:text-properties officeooo:rsid="00f58d49"/>
    </style:style>
    <style:style style:name="T78" style:family="text">
      <style:text-properties officeooo:rsid="00f77bd6"/>
    </style:style>
    <style:style style:name="T79" style:family="text">
      <style:text-properties officeooo:rsid="00f95f7f"/>
    </style:style>
    <style:style style:name="T80" style:family="text">
      <style:text-properties officeooo:rsid="00fac8cc"/>
    </style:style>
    <style:style style:name="T81" style:family="text">
      <style:text-properties officeooo:rsid="00ff4374"/>
    </style:style>
    <style:style style:name="T82" style:family="text">
      <style:text-properties officeooo:rsid="0103dac1"/>
    </style:style>
    <style:style style:name="T83" style:family="text">
      <style:text-properties officeooo:rsid="0105c8fb"/>
    </style:style>
    <style:style style:name="T84" style:family="text">
      <style:text-properties officeooo:rsid="010699f9"/>
    </style:style>
    <style:style style:name="T85" style:family="text">
      <style:text-properties officeooo:rsid="0108ecd0"/>
    </style:style>
    <style:style style:name="T86" style:family="text">
      <style:text-properties officeooo:rsid="010b2171"/>
    </style:style>
    <style:style style:name="T87" style:family="text">
      <style:text-properties officeooo:rsid="010cd7bc"/>
    </style:style>
    <style:style style:name="T88" style:family="text">
      <style:text-properties officeooo:rsid="010e417c"/>
    </style:style>
    <style:style style:name="T89" style:family="text">
      <style:text-properties officeooo:rsid="010fc4d2"/>
    </style:style>
    <style:style style:name="T90" style:family="text">
      <style:text-properties officeooo:rsid="0011604b"/>
    </style:style>
    <style:style style:name="T91" style:family="text">
      <style:text-properties officeooo:rsid="0114ae7c"/>
    </style:style>
    <style:style style:name="T92" style:family="text">
      <style:text-properties officeooo:rsid="01188e64"/>
    </style:style>
    <style:style style:name="T93" style:family="text">
      <style:text-properties officeooo:rsid="0119ffcd"/>
    </style:style>
    <style:style style:name="T94" style:family="text">
      <style:text-properties officeooo:rsid="011b412f"/>
    </style:style>
    <style:style style:name="T95" style:family="text">
      <style:text-properties officeooo:rsid="011e3ab1"/>
    </style:style>
    <style:style style:name="T96" style:family="text">
      <style:text-properties officeooo:rsid="011fa1f3"/>
    </style:style>
    <style:style style:name="T97" style:family="text">
      <style:text-properties officeooo:rsid="0120dd66"/>
    </style:style>
    <style:style style:name="T98" style:family="text">
      <style:text-properties officeooo:rsid="00f11bf0"/>
    </style:style>
    <style:style style:name="T99" style:family="text">
      <style:text-properties officeooo:rsid="01222931"/>
    </style:style>
    <style:style style:name="T100" style:family="text">
      <style:text-properties officeooo:rsid="012369c2"/>
    </style:style>
    <style:style style:name="T101" style:family="text">
      <style:text-properties officeooo:rsid="01244705"/>
    </style:style>
    <style:style style:name="T102" style:family="text">
      <style:text-properties officeooo:rsid="01263c00"/>
    </style:style>
    <style:style style:name="T103" style:family="text">
      <style:text-properties officeooo:rsid="01282e3b"/>
    </style:style>
    <style:style style:name="T104" style:family="text">
      <style:text-properties officeooo:rsid="0128d7a1"/>
    </style:style>
    <style:style style:name="T105" style:family="text">
      <style:text-properties officeooo:rsid="012ca4e2"/>
    </style:style>
    <style:style style:name="T106" style:family="text">
      <style:text-properties officeooo:rsid="012e200f"/>
    </style:style>
    <style:style style:name="T107" style:family="text">
      <style:text-properties officeooo:rsid="012efaed"/>
    </style:style>
    <style:style style:name="T108" style:family="text">
      <style:text-properties officeooo:rsid="01316f45"/>
    </style:style>
    <style:style style:name="T109" style:family="text">
      <style:text-properties officeooo:rsid="0133ea4d"/>
    </style:style>
    <style:style style:name="T110" style:family="text">
      <style:text-properties officeooo:rsid="013692bf"/>
    </style:style>
    <style:style style:name="T111" style:family="text">
      <style:text-properties officeooo:rsid="0139d545"/>
    </style:style>
    <style:style style:name="T112" style:family="text">
      <style:text-properties officeooo:rsid="013a86f9"/>
    </style:style>
    <style:style style:name="T113" style:family="text">
      <style:text-properties officeooo:rsid="013b9a2f"/>
    </style:style>
    <style:style style:name="T114" style:family="text">
      <style:text-properties officeooo:rsid="013edfbe"/>
    </style:style>
    <style:style style:name="T115" style:family="text">
      <style:text-properties officeooo:rsid="01444e07"/>
    </style:style>
    <style:style style:name="T116" style:family="text">
      <style:text-properties officeooo:rsid="014548cf"/>
    </style:style>
    <style:style style:name="T117" style:family="text">
      <style:text-properties officeooo:rsid="014719f0"/>
    </style:style>
    <style:style style:name="T118" style:family="text">
      <style:text-properties officeooo:rsid="014ae8df"/>
    </style:style>
    <style:style style:name="T119" style:family="text">
      <style:text-properties officeooo:rsid="014c8bfd"/>
    </style:style>
    <style:style style:name="T120" style:family="text">
      <style:text-properties officeooo:rsid="014c9308"/>
    </style:style>
    <style:style style:name="T121" style:family="text">
      <style:text-properties officeooo:rsid="014e5f6d"/>
    </style:style>
    <style:style style:name="T122" style:family="text">
      <style:text-properties officeooo:rsid="015147d0"/>
    </style:style>
    <style:style style:name="T123" style:family="text">
      <style:text-properties officeooo:rsid="01534d25"/>
    </style:style>
    <style:style style:name="T124" style:family="text">
      <style:text-properties officeooo:rsid="0153a181"/>
    </style:style>
    <style:style style:name="T125" style:family="text">
      <style:text-properties officeooo:rsid="0155f58d"/>
    </style:style>
    <style:style style:name="T126" style:family="text">
      <style:text-properties officeooo:rsid="0156fa98"/>
    </style:style>
    <style:style style:name="T127" style:family="text">
      <style:text-properties officeooo:rsid="0158a18c"/>
    </style:style>
    <style:style style:name="T128" style:family="text">
      <style:text-properties officeooo:rsid="01599f67"/>
    </style:style>
    <style:style style:name="T129" style:family="text">
      <style:text-properties officeooo:rsid="015b71ca"/>
    </style:style>
    <style:style style:name="T130" style:family="text">
      <style:text-properties officeooo:rsid="015d4340"/>
    </style:style>
    <style:style style:name="T131" style:family="text">
      <style:text-properties officeooo:rsid="015ec3a1"/>
    </style:style>
    <style:style style:name="T132" style:family="text">
      <style:text-properties officeooo:rsid="015f35d2"/>
    </style:style>
    <style:style style:name="T133" style:family="text">
      <style:text-properties officeooo:rsid="01602754"/>
    </style:style>
    <style:style style:name="T134" style:family="text">
      <style:text-properties officeooo:rsid="01608f27"/>
    </style:style>
    <style:style style:name="T135" style:family="text">
      <style:text-properties officeooo:rsid="016307fb"/>
    </style:style>
    <style:style style:name="T136" style:family="text">
      <style:text-properties officeooo:rsid="01659584"/>
    </style:style>
    <style:style style:name="T137" style:family="text">
      <style:text-properties officeooo:rsid="01659c5c"/>
    </style:style>
    <style:style style:name="T138" style:family="text">
      <style:text-properties officeooo:rsid="0166ff83"/>
    </style:style>
    <style:style style:name="T139" style:family="text">
      <style:text-properties fo:font-size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  <style:style style:name="gr1" style:family="graphic">
      <style:graphic-properties draw:stroke="none" draw:fill="none" draw:fill-color="#ffffff" fo:min-height="0.34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294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draw:fill="none" draw:fill-color="#ffffff" fo:min-height="0.232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draw:fill="none" draw:fill-color="#ffffff" fo:min-height="0.31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draw:fill="none" draw:fill-color="#ffffff" fo:min-height="0.326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draw:fill="none" draw:fill-color="#ffffff" fo:min-height="0.336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draw:fill="none" draw:fill-color="#ffffff" fo:min-height="0.30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draw:fill="none" draw:fill-color="#ffffff" fo:min-height="0.25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draw:fill="none" draw:fill-color="#ffffff" fo:min-height="0.28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draw:fill="none" draw:fill-color="#ffffff" fo:min-height="0.25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draw:fill="none" draw:fill-color="#ffffff" fo:min-height="0.30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draw:fill="none" draw:fill-color="#ffffff" fo:min-height="0.274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draw:fill="none" draw:fill-color="#ffffff" fo:min-height="0.27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6457in" fo:min-width="1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3.4374in" fo:min-width="3.499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25">We develop here a</text:span><text:span text:style-name="T86">n a</text:span>lgorithm <text:span text:style-name="T86">based on the </text:span>Llewellyn Thomas <text:span text:style-name="T86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5">zero</text:span>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8"/>
      <text:p text:style-name="P100"><text:span text:style-name="T70">We will develop three versions of an algorithm for solving these systems. First, the</text:span> system can be solved in O[n] with <text:span text:style-name="T70">what we shall call the forward </text:span>algorithm. </text:p>
      <text:p text:style-name="P100"/>
      <text:p text:style-name="P98">Forward algorithm:</text:p>
      <text:p text:style-name="P100"/>
      <text:p text:style-name="P100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2">which is <text:span text:style-name="T51">a </text:span>2x2 system solvable for the middle two <text:span text:style-name="T64">values:</text:span></text:p>
      <text:p text:style-name="P81"/>
      <text:p text:style-name="P83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6"><text:s text:c="2"/></text:p>
      <text:p text:style-name="P74"/>
      <text:p text:style-name="P33">If n is odd, <text:span text:style-name="T16">the middle term is included</text:span>:</text:p>
      <text:p text:style-name="P2"/>
      <text:p text:style-name="P71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38"><text:span text:style-name="T125">Proceeding in complexity, </text:span><text:span text:style-name="T13"><text:s/>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/>
      <text:p text:style-name="P79"><draw:frame draw:style-name="fr1" draw:name="Object42" text:anchor-type="as-char" svg:y="-0.7957in" svg:width="7.2409in" svg:height="1.5453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text:span text:style-name="T33"><draw:frame draw:style-name="fr1" draw:name="Object41" text:anchor-type="as-char" svg:y="-0.7516in" svg:width="6.4319in" svg:height="1.4571in" draw:z-index="3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37">and then</text:p>
      <text:p text:style-name="P25"><text:soft-page-break/><draw:frame draw:style-name="fr1" draw:name="Object49" text:anchor-type="as-char" svg:y="-1.5189in" svg:width="5.1516in" svg:height="3.0839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39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319in" svg:width="4.0972in" svg:height="1.8173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/>
      <text:p text:style-name="P137">It all gets rather tedious. <text:s/><text:span text:style-name="T14">Writing more generally, </text:span><text:span text:style-name="T15">if we write </text:span><text:span text:style-name="T14">the first equation </text:span><text:span text:style-name="T61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6">as</text:p>
      <text:p text:style-name="P17"/>
      <text:p text:style-name="P18"><text:soft-page-break/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0"/>
      <text:p text:style-name="P80"><text:soft-page-break/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6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81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8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9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0">or </text:p>
      <text:p text:style-name="P80"/>
      <text:p text:style-name="P80"><draw:frame draw:style-name="fr1" draw:name="Object76" text:anchor-type="as-char" svg:y="-0.211in" svg:width="2.8799in" svg:height="0.2846in" draw:z-index="9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1" draw:name="Object77" text:anchor-type="as-char" svg:y="-0.1634in" svg:width="1.1362in" svg:height="0.2244in" draw:z-index="9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1" draw:name="Object12" text:anchor-type="as-char" svg:y="-0.1634in" svg:width="0.2807in" svg:height="0.2236in" draw:z-index="68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69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0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1"/>
      <text:p text:style-name="P94">Reverse algorithm:</text:p>
      <text:p text:style-name="P87"/>
      <text:p text:style-name="P87">We can also solve the equations in reverse. Defining <draw:frame draw:style-name="fr1" draw:name="Object89" text:anchor-type="as-char" svg:y="-0.1484in" svg:width="1.4374in" svg:height="0.2217in" draw:z-index="71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7"/>
      <text:p text:style-name="P9"><draw:frame draw:style-name="fr1" draw:name="Object90" text:anchor-type="as-char" svg:y="-0.1752in" svg:width="2.689in" svg:height="0.2472in" draw:z-index="72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><text:soft-page-break/></text:p>
      <text:p text:style-name="P22"><draw:frame draw:style-name="fr1" draw:name="Object91" text:anchor-type="as-char" svg:y="-0.2008in" svg:width="1.7811in" svg:height="0.2728in" draw:z-index="73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8"><draw:frame draw:style-name="fr1" draw:name="Object92" text:anchor-type="as-char" svg:y="-0.2008in" svg:width="2.3307in" svg:height="0.2736in" draw:z-index="74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75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76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8"/>
      <text:p text:style-name="P3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7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8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79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7">The 2 x 2 version is given below as an example:</text:p>
      <text:p text:style-name="P89"/>
      <text:p text:style-name="P89"><draw:frame draw:style-name="fr2" draw:name="Object3" text:anchor-type="as-char" svg:y="-0.2992in" svg:width="2.772in" svg:height="0.552in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3">with</text:span><draw:frame draw:style-name="fr1" draw:name="Object88" text:anchor-type="as-char" svg:y="-0.1484in" svg:width="1.4374in" svg:height="0.2217in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7">Here we have implicitly decided to start the iterative solution at <text:s/>jj=(n-p)/2. <text:s/>If p=<text:span text:style-name="T68">modulo(n,m-1) =0, </text:span>then <text:span text:style-name="T77">we have the 2KU x 2KU matrix:</text:span></text:p>
      <text:p text:style-name="P87"/>
      <text:p text:style-name="P87"><draw:frame draw:style-name="fr2" draw:name="Object98" text:anchor-type="as-char" svg:y="-0.2898in" svg:width="2.2311in" svg:height="0.5063in" draw:z-index="80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1">because </text:span><text:span text:style-name="T81"><draw:frame draw:style-name="fr1" draw:name="Object127" text:anchor-type="as-char" svg:y="-0.1634in" svg:width="0.9874in" svg:height="0.2236in" draw:z-index="100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1" draw:name="Object99" text:anchor-type="as-char" svg:y="-0.1484in" svg:width="0.4102in" svg:height="0.1839in" draw:z-index="82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0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8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84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1" draw:name="Object113" text:anchor-type="as-char" svg:y="-0.1484in" svg:width="2.6272in" svg:height="0.2181in" draw:z-index="102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4">a vector p in length vs the definition of </text:span><text:span text:style-name="T74"><draw:frame draw:style-name="fr1" draw:name="Object114" text:anchor-type="as-char" svg:y="-0.1484in" svg:width="0.2063in" svg:height="0.2091in" draw:z-index="103"><draw:object xlink:href="./Object 114" xlink:type="simple" xlink:show="embed" xlink:actuate="onLoad"/><draw:image xlink:href="./ObjectReplacements/Object 114" xlink:type="simple" xlink:show="embed" xlink:actuate="onLoad"/></draw:frame></text:span><text:span text:style-name="T74">at j=(n-p)/2+1:</text:span></text:p>
      <text:p text:style-name="P94"/>
      <text:p text:style-name="P94"/>
      <text:p text:style-name="P94"><draw:frame draw:style-name="fr1" draw:name="Object115" text:anchor-type="as-char" svg:y="-0.152in" svg:width="5.1465in" svg:height="0.222in" draw:z-index="104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08"/>
      <text:p text:style-name="P109">If p &gt; KU, then vecto<text:span text:style-name="T75">r</text:span><draw:frame draw:style-name="fr1" draw:name="Object116" text:anchor-type="as-char" svg:y="-0.1484in" svg:width="0.2228in" svg:height="0.2091in" draw:z-index="105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06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8">so that there is a duplication of the middle 2KU-p rows.</text:span> </text:p>
      <text:p text:style-name="P109"/>
      <text:p text:style-name="P109"><text:span text:style-name="T85">I</text:span>f p &lt; KU, vector<draw:frame draw:style-name="fr1" draw:name="Object119" text:anchor-type="as-char" svg:y="-0.1484in" svg:width="0.2228in" svg:height="0.2091in" draw:z-index="107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08"><draw:object xlink:href="./Object 117" xlink:type="simple" xlink:show="embed" xlink:actuate="onLoad"/><draw:image xlink:href="./ObjectReplacements/Object 117" xlink:type="simple" xlink:show="embed" xlink:actuate="onLoad"/></draw:frame><text:span text:style-name="T76">and an additional 2KU-2p rows are required. <text:s/></text:span></text:p>
      <text:p text:style-name="P109"/>
      <text:p text:style-name="P109"><text:span text:style-name="T76">If p=0, the 2KU rows (and columns) are generated by </text:span><text:span text:style-name="T76"><draw:frame draw:style-name="fr1" draw:name="Object120" text:anchor-type="as-char" svg:y="-0.1484in" svg:width="0.8583in" svg:height="0.2181in" draw:z-index="109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6">given above.</text:span></text:p>
      <text:p text:style-name="P108"/>
      <text:p text:style-name="P110"><text:soft-page-break/>The p rows are generated by the central p equations <text:span text:style-name="T79">given by</text:span><draw:frame draw:style-name="fr1" draw:name="Object121" text:anchor-type="as-char" svg:y="-0.1744in" svg:width="1.4437in" svg:height="0.2437in" draw:z-index="110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8">where</text:span><text:span text:style-name="T78"><draw:frame draw:style-name="fr1" draw:name="Object124" text:anchor-type="as-char" svg:y="-0.1744in" svg:width="0.4516in" svg:height="0.2346in" draw:z-index="111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8">consists of the middle p inner values and </text:span><text:span text:style-name="T78"><draw:frame draw:style-name="fr1" draw:name="Object122" text:anchor-type="as-char" svg:y="-0.1634in" svg:width="0.498in" svg:height="0.2244in" draw:z-index="112"><draw:object xlink:href="./Object 122" xlink:type="simple" xlink:show="embed" xlink:actuate="onLoad"/><draw:image xlink:href="./ObjectReplacements/Object 122" xlink:type="simple" xlink:show="embed" xlink:actuate="onLoad"/></draw:frame></text:span><text:span text:style-name="T78">are p x p <text:s/>and p x 2KU matrices. <text:s/></text:span></text:p>
      <text:p text:style-name="P111"/>
      <text:p text:style-name="P111"><text:span text:style-name="T80">Using the relationship between vector</text:span><text:span text:style-name="T80"><draw:frame draw:style-name="fr1" draw:name="Object123" text:anchor-type="as-char" svg:y="-0.1484in" svg:width="0.2228in" svg:height="0.2091in" draw:z-index="11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0"> and vector</text:span><text:span text:style-name="T80"><draw:frame draw:style-name="fr1" draw:name="Object125" text:anchor-type="as-char" svg:y="-0.1484in" svg:width="0.639in" svg:height="0.2181in" draw:z-index="114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0">, and</text:span><draw:frame draw:style-name="fr1" draw:name="Object126" text:anchor-type="as-char" svg:y="-0.1484in" svg:width="2.6752in" svg:height="0.2327in" draw:z-index="115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4">we can define </text:span><text:span text:style-name="T42"><draw:frame draw:style-name="fr1" draw:name="Object133" text:anchor-type="as-char" svg:y="-0.1484in" svg:width="0.6854in" svg:height="0.2189in" draw:z-index="116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7in" svg:height="0.2189in" draw:z-index="117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1"/>
      <text:p text:style-name="P111"><text:span text:style-name="T84">If p &lt; KU, the first p rows of</text:span><text:span text:style-name="T84"><draw:frame draw:style-name="fr1" draw:name="Object135" text:anchor-type="as-char" svg:y="-0.1484in" svg:width="0.6854in" svg:height="0.2189in" draw:z-index="11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4">are given by the first p rows of</text:span><text:span text:style-name="T84"><draw:frame draw:style-name="fr1" draw:name="Object136" text:anchor-type="as-char" svg:y="-0.172in" svg:width="0.6354in" svg:height="0.2327in" draw:z-index="119"><draw:object xlink:href="./Object 136" xlink:type="simple" xlink:show="embed" xlink:actuate="onLoad"/><draw:image xlink:href="./ObjectReplacements/Object 136" xlink:type="simple" xlink:show="embed" xlink:actuate="onLoad"/></draw:frame></text:span><text:span text:style-name="T84">and the last p rows of</text:span><text:span text:style-name="T84"><draw:frame draw:style-name="fr1" draw:name="Object137" text:anchor-type="as-char" svg:y="-0.1484in" svg:width="0.6854in" svg:height="0.2189in" draw:z-index="120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4">are given by the last p rows of</text:span><text:span text:style-name="T84"><draw:frame draw:style-name="fr1" draw:name="Object138" text:anchor-type="as-char" svg:y="-0.172in" svg:width="0.6354in" svg:height="0.2327in" draw:z-index="121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4">. <text:s/>The center of the matrix is a 2KU-2p version of</text:span><text:span text:style-name="T84"><draw:frame draw:style-name="fr1" draw:name="Object139" text:anchor-type="as-char" svg:y="-0.1484in" svg:width="0.2591in" svg:height="0.2091in" draw:z-index="122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4">. </text:span></text:p>
      <text:p text:style-name="P111"/>
      <text:p text:style-name="P111"><text:span text:style-name="T84">If p &gt; KU, then first KU rows of</text:span><text:span text:style-name="T84"><draw:frame draw:style-name="fr1" draw:name="Object140" text:anchor-type="as-char" svg:y="-0.1484in" svg:width="0.6854in" svg:height="0.2189in" draw:z-index="123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4">are given by the first KU rows of</text:span><text:span text:style-name="T84"><draw:frame draw:style-name="fr1" draw:name="Object141" text:anchor-type="as-char" svg:y="-0.172in" svg:width="0.6354in" svg:height="0.2327in" draw:z-index="12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4">and the last KU rows of</text:span><text:span text:style-name="T84"><draw:frame draw:style-name="fr1" draw:name="Object142" text:anchor-type="as-char" svg:y="-0.1484in" svg:width="0.6854in" svg:height="0.2189in" draw:z-index="127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4">are given by the last KU rows of</text:span><text:span text:style-name="T84"><draw:frame draw:style-name="fr1" draw:name="Object143" text:anchor-type="as-char" svg:y="-0.172in" svg:width="0.6354in" svg:height="0.2327in" draw:z-index="128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4">, resulting in a duplication of the middle 2KU-p rows. <text:s/></text:span><text:span text:style-name="T84"><draw:frame draw:style-name="fr1" draw:name="Object144" text:anchor-type="as-char" svg:y="-0.1484in" svg:width="0.6457in" svg:height="0.2189in" draw:z-index="129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4">is similarly defined, using</text:span><text:span text:style-name="T84"><draw:frame draw:style-name="fr1" draw:name="Object145" text:anchor-type="as-char" svg:y="-0.172in" svg:width="0.4929in" svg:height="0.2327in" draw:z-index="13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4">and </text:span><text:span text:style-name="T84"><draw:frame draw:style-name="fr1" draw:name="Object146" text:anchor-type="as-char" svg:y="-0.1484in" svg:width="0.3811in" svg:height="0.2189in" draw:z-index="13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4">.</text:span></text:p>
      <text:p text:style-name="P94"/>
      <text:p text:style-name="P94">Parallel <text:span text:style-name="T70">algorithm</text:span>:</text:p>
      <text:p text:style-name="P87"/>
      <text:p text:style-name="P98">Although the algorithms developed are <text:span text:style-name="T112">recursive</text:span> and inherently serial, we can solve both <text:span text:style-name="T72">forward and back algorithms </text:span>in parallel, <text:span text:style-name="T72">cutting down the computation time.</text:span></text:p>
      <text:p text:style-name="P98"/>
      <text:p text:style-name="P92">Note that by definition<draw:frame draw:style-name="fr1" draw:name="Object102" text:anchor-type="as-char" svg:y="-0.1484in" svg:width="1.461in" svg:height="0.222in" draw:z-index="85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2">Now, recalling that</text:span><draw:frame draw:style-name="fr1" draw:name="Object104" text:anchor-type="as-char" svg:y="-0.1634in" svg:width="1.5134in" svg:height="0.2362in" draw:z-index="132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2">which is also</text:span> <draw:frame draw:style-name="fr1" draw:name="Object103" text:anchor-type="as-char" svg:y="-0.1634in" svg:width="1.2016in" svg:height="0.2362in" draw:z-index="86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2">then inverting leads to</text:span> <draw:frame draw:style-name="fr1" draw:name="Object105" text:anchor-type="as-char" svg:y="-0.172in" svg:width="1.5398in" svg:height="0.2457in" draw:z-index="88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2">Note however despite that</text:span>:</text:p>
      <text:p text:style-name="P91"><draw:frame draw:style-name="fr1" draw:name="Object106" text:anchor-type="as-char" svg:y="-0.172in" svg:width="0.7937in" svg:height="0.2457in" draw:z-index="89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72in" svg:width="1.0717in" svg:height="0.2457in" draw:z-index="90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3">any</text:span> value jj:</text:p>
      <text:p text:style-name="P91"><draw:frame draw:style-name="fr1" draw:name="Object108" text:anchor-type="as-char" svg:y="-0.1992in" svg:width="2.2929in" svg:height="0.272in" draw:z-index="91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and</text:p>
      <text:p text:style-name="P93"><draw:frame draw:style-name="fr1" draw:name="Object109" text:anchor-type="as-char" svg:y="-0.1992in" svg:width="2.5646in" svg:height="0.272in" draw:z-index="92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17">We can pick jj=(n/4) so that each iterative series takes half as many steps as either the usual forward or backward algorithm. <text:s text:c="2"/><text:span text:style-name="T125">As a bonus, we only have to do the</text:span><text:span text:style-name="T125"><draw:frame draw:style-name="fr1" draw:name="Object212" text:anchor-type="as-char" svg:y="-0.1484in" svg:width="0.3311in" svg:height="0.1846in" draw:z-index="133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5">equations for the reverse algorithm. </text:span>Since each iterative series is independent, the computation can be done in parallel. <text:span text:style-name="T106">Each step requires a solution of a KU x KU system, (for overall O(n x KU x KU) time) but the price of splitting the calculations in two parallel segments is solving one </text:span><text:span text:style-name="T109">4</text:span><text:span text:style-name="T106">KU x </text:span><text:span text:style-name="T109">4</text:span><text:span text:style-name="T106">KU system at the center.</text:span></text:p>
      <text:p text:style-name="P117"/>
      <text:p text:style-name="P117"/>
      <text:p text:style-name="P117"/>
      <text:p text:style-name="P118"/>
      <text:p text:style-name="P118"><text:soft-page-break/>Extend<text:span text:style-name="T101">ed</text:span> Parallel <text:span text:style-name="T101">algorithm </text:span><text:span text:style-name="T133">using rotation</text:span><text:span text:style-name="T101">:</text:span></text:p>
      <text:p text:style-name="P118"/>
      <text:p text:style-name="P119">Let <draw:frame draw:style-name="fr1" draw:name="Object112" text:anchor-type="as-char" svg:y="-0.1626in" svg:width="0.1465in" svg:height="0.2228in" draw:z-index="134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2" draw:name="Object162" text:anchor-type="as-char" svg:y="-0.4717in" svg:width="1.3827in" svg:height="0.8598in" draw:z-index="135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7">the permutation/</text:span><text:span text:style-name="T106">rotation</text:span><text:span text:style-name="T97"> matrix</text:span> <draw:frame draw:style-name="fr2" draw:name="Object161" text:anchor-type="as-char" svg:y="-0.2898in" svg:width="1.0701in" svg:height="0.5063in" draw:z-index="136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2" draw:name="Object163" text:anchor-type="as-char" svg:y="-0.172in" svg:width="0.2681in" svg:height="0.2457in" draw:z-index="137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2" draw:name="Object164" text:anchor-type="as-char" svg:y="-0.172in" svg:width="0.2681in" svg:height="0.2457in" draw:z-index="138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6">and </text:span>with k=n/2<text:span text:style-name="T95">=KU</text:span> resulting in<draw:frame draw:style-name="fr1" draw:name="Object165" text:anchor-type="as-char" svg:y="-0.1634in" svg:width="0.2591in" svg:height="0.2236in" draw:z-index="139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5">or the p=0 </text:span><text:span text:style-name="T97">case <text:s/>of </text:span><text:span text:style-name="T98"><draw:frame draw:style-name="fr2" draw:name="Object166" text:anchor-type="as-char" svg:y="-0.1484in" svg:width="0.5819in" svg:height="0.2327in" draw:z-index="140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8">. <text:s/></text:span></text:p>
      <text:p text:style-name="P119"/>
      <text:p text:style-name="P119"><text:span text:style-name="T97">If we apply </text:span><text:span text:style-name="T97"><draw:frame draw:style-name="fr2" draw:name="Object167" text:anchor-type="as-char" svg:y="-0.172in" svg:width="0.4283in" svg:height="0.2457in" draw:z-index="141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7"><text:s/>to </text:span><text:span text:style-name="T97"><draw:frame draw:style-name="fr2" draw:name="Object168" text:anchor-type="as-char" svg:y="-0.1752in" svg:width="0.2228in" svg:height="0.248in" draw:z-index="142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7"><text:s/>defined as in the</text:span><text:span text:style-name="T90"> m-point equation, </text:span><text:span text:style-name="T3">with m-odd</text:span><text:span text:style-name="T90">, </text:span><text:span text:style-name="T97">and n data points</text:span><text:span text:style-name="T90">:</text:span></text:p>
      <text:p text:style-name="P134"><text:span text:style-name="T3"><text:s/></text:span><text:span text:style-name="T3"><draw:frame draw:style-name="fr1" draw:name="Object170" text:anchor-type="as-char" svg:y="-0.2807in" svg:width="0.8508in" svg:height="0.4484in" draw:z-index="143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71" text:anchor-type="as-char" svg:y="-0.1484in" svg:width="0.2835in" svg:height="0.1839in" draw:z-index="144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8">run from 1 t</text:span><text:span text:style-name="T89">o </text:span><text:span text:style-name="T97">n. (N.B. which is not </text:span><text:span text:style-name="T97"><draw:frame draw:style-name="fr2" draw:name="Object169" text:anchor-type="as-char" svg:y="-0.1752in" svg:width="0.2535in" svg:height="0.248in" draw:z-index="146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7">), then</text:span><text:span text:style-name="T97"><draw:frame draw:style-name="fr1" draw:name="Object172" text:anchor-type="as-char" svg:y="-0.2807in" svg:width="1.2173in" svg:height="0.4484in" draw:z-index="147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3">s</text:span><text:span text:style-name="T97">olves the equations with </text:span><text:span text:style-name="T97"><draw:frame draw:style-name="fr1" draw:name="Object173" text:anchor-type="as-char" svg:y="-0.1839in" svg:width="0.0925in" svg:height="0.2193in" draw:z-index="149"><draw:object xlink:href="./Object 173" xlink:type="simple" xlink:show="embed" xlink:actuate="onLoad"/><draw:image xlink:href="./ObjectReplacements/Object 173" xlink:type="simple" xlink:show="embed" xlink:actuate="onLoad"/></draw:frame></text:span><text:span text:style-name="T123">using the </text:span><text:span text:style-name="T100">r</text:span><text:span text:style-name="T97">otated k indices so that </text:span><text:span text:style-name="T97"><draw:frame draw:style-name="fr2" draw:name="Object175" text:anchor-type="as-char" svg:y="-0.1839in" svg:width="0.7972in" svg:height="0.2571in" draw:z-index="150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7">. <text:s text:c="2"/></text:span></text:p>
      <text:p text:style-name="P134"/>
      <text:p text:style-name="P134"><text:span text:style-name="T99">I</text:span><text:span text:style-name="T100">t can be seen that if</text:span><text:span text:style-name="T99"> we use k=</text:span><text:span text:style-name="T125">(</text:span><text:span text:style-name="T99">n-</text:span><text:span text:style-name="T125">p)</text:span><text:span text:style-name="T99">/2, and start with the p=0 case, then</text:span><text:span text:style-name="T99"><draw:frame draw:style-name="fr1" draw:name="Object179" text:anchor-type="as-char" svg:y="-0.1484in" svg:width="0.1272in" svg:height="0.2098in" draw:z-index="152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0">is </text:span><text:span text:style-name="T99"><text:s/></text:span><text:span text:style-name="T123">nearly the same</text:span><text:span text:style-name="T99"> </text:span><text:span text:style-name="T123">as</text:span><text:span text:style-name="T99"> </text:span><text:span text:style-name="T99"><draw:frame draw:style-name="fr1" draw:name="Object180" text:anchor-type="as-char" svg:y="-0.1484in" svg:width="0.1272in" svg:height="0.2098in" draw:z-index="153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99">proceeding from the reverse direction, so that running the forward algorithm on </text:span><text:span text:style-name="T99"><draw:frame draw:style-name="fr1" draw:name="Object181" text:anchor-type="as-char" svg:y="-0.1484in" svg:width="0.1272in" svg:height="0.2098in" draw:z-index="155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99">is </text:span><text:span text:style-name="T123">nearly </text:span><text:span text:style-name="T99">the same as running the backward algorithm on </text:span><draw:frame draw:style-name="fr1" draw:name="Object182" text:anchor-type="as-char" svg:y="-0.1484in" svg:width="0.1272in" svg:height="0.2098in" draw:z-index="156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0">and vice versa, </text:span><text:span text:style-name="T123">since we have reversed the direction of indices and solution as well as rotating the indices. <text:s text:c="2"/></text:span><text:span text:style-name="T132">What does “nearly the same” mean? <text:s/>Let us see.</text:span></text:p>
      <text:p text:style-name="P123"/>
      <text:p text:style-name="P141"><text:span text:style-name="T132">Rewriting</text:span><text:span text:style-name="T102"> the parallel algorithm, </text:span><text:span text:style-name="T132">w</text:span><text:span text:style-name="T123">e write</text:span><text:span text:style-name="T102"> </text:span><text:span text:style-name="T132">the “reverse solution”</text:span><text:span text:style-name="T102"><draw:frame draw:style-name="fr1" draw:name="Object185" text:anchor-type="as-char" svg:y="-0.1484in" svg:width="1.439in" svg:height="0.222in" draw:z-index="157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2">and </text:span><text:span text:style-name="T132">the “forward solution”</text:span><text:span text:style-name="T102"><draw:frame draw:style-name="fr1" draw:name="Object186" text:anchor-type="as-char" svg:y="-0.1634in" svg:width="1.1783in" svg:height="0.2362in" draw:z-index="158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2">. </text:span><text:span text:style-name="T132">Here </text:span><text:span text:style-name="T123">we </text:span><text:span text:style-name="T132">have not </text:span><text:span text:style-name="T123">rotate</text:span><text:span text:style-name="T132">d the indices of </text:span><text:span text:style-name="T123"><draw:frame draw:style-name="fr1" draw:name="Object250" text:anchor-type="as-char" svg:y="-0.1484in" svg:width="0.1272in" svg:height="0.2098in" draw:z-index="161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23">i.e.</text:span><text:span text:style-name="T102"><draw:frame draw:style-name="fr1" draw:name="Object187" text:anchor-type="as-char" svg:y="-0.1839in" svg:width="0.4717in" svg:height="0.2445in" draw:z-index="164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4">,</text:span><text:span text:style-name="T102"> leading to a </text:span><text:span text:style-name="T110">2</text:span><text:span text:style-name="T105">KU </text:span><text:span text:style-name="T102">solution for </text:span><text:span text:style-name="T110">each</text:span><text:span text:style-name="T102"> </text:span><text:span text:style-name="T102"><draw:frame draw:style-name="fr1" draw:name="Object188" text:anchor-type="as-char" svg:y="-0.1484in" svg:width="0.1547in" svg:height="0.2098in" draw:z-index="165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5">and </text:span><text:span text:style-name="T105"><draw:frame draw:style-name="fr1" draw:name="Object202" text:anchor-type="as-char" svg:y="-0.1484in" svg:width="0.2839in" svg:height="0.2098in" draw:z-index="166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5">, </text:span><text:span text:style-name="T123">written as:</text:span></text:p>
      <text:p text:style-name="P126"/>
      <text:p text:style-name="P142"><draw:frame draw:style-name="fr1" draw:name="Object218" text:anchor-type="as-char" svg:y="-0.2965in" svg:width="2.2228in" svg:height="0.5339in" draw:z-index="167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23">the solution given in the previous section. <text:s/></text:span></text:p>
      <text:p text:style-name="P142"/>
      <text:p text:style-name="P142"><text:span text:style-name="T132">If we make a rotated version of the system with k=(n-p)/2, and considering that there are </text:span><text:span text:style-name="T123"><text:s/></text:span><text:span text:style-name="T123"><draw:frame draw:style-name="fr1" draw:name="Object243" text:anchor-type="as-char" svg:y="-0.152in" svg:width="1.2681in" svg:height="0.2008in" draw:z-index="168"><draw:object xlink:href="./Object 243" xlink:type="simple" xlink:show="embed" xlink:actuate="onLoad"/><draw:image xlink:href="./ObjectReplacements/Object 243" xlink:type="simple" xlink:show="embed" xlink:actuate="onLoad"/></draw:frame></text:span><text:span text:style-name="T123">blocks of </text:span><text:span text:style-name="T123"><draw:frame draw:style-name="fr1" draw:name="Object244" text:anchor-type="as-char" svg:y="-0.1484in" svg:width="0.1547in" svg:height="0.2098in" draw:z-index="169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23">to solve, we can write the </text:span><text:span text:style-name="T132">a new </text:span><text:span text:style-name="T123">rotated coordinate system as <text:s/></text:span><text:span text:style-name="T123"><draw:frame draw:style-name="fr1" draw:name="Object176" text:anchor-type="as-char" svg:y="-0.1839in" svg:width="1.5575in" svg:height="0.2571in" draw:z-index="170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1">w</text:span><text:span text:style-name="T123">ith </text:span><text:span text:style-name="T123"><draw:frame draw:style-name="fr1" draw:name="Object177" text:anchor-type="as-char" svg:y="-0.1634in" svg:width="1.2016in" svg:height="0.2362in" draw:z-index="171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32">as before, but</text:span><text:span text:style-name="T123"> defining </text:span><text:span text:style-name="T123"><draw:frame draw:style-name="fr1" draw:name="Object178" text:anchor-type="as-char" svg:y="-0.1839in" svg:width="1.1862in" svg:height="0.2571in" draw:z-index="172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23">as the forward algorithm for the rotated system. (</text:span><text:span text:style-name="T123"><draw:frame draw:style-name="fr1" draw:name="Object248" text:anchor-type="as-char" svg:y="-0.1862in" svg:width="1.0272in" svg:height="0.2465in" draw:z-index="173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23">have to be redefined for the rotated and reversed system in order to compute </text:span><text:span text:style-name="T123"><draw:frame draw:style-name="fr1" draw:name="Object251" text:anchor-type="as-char" svg:y="-0.1626in" svg:width="0.5028in" svg:height="0.2228in" draw:z-index="174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23">, see the Appendix) </text:span></text:p>
      <text:p text:style-name="P134"/>
      <text:p text:style-name="P136">We can then write a parallel system with two forward algorithms as </text:p>
      <text:p text:style-name="P122"/>
      <text:p text:style-name="P122"><draw:frame draw:style-name="fr1" draw:name="Object245" text:anchor-type="as-char" svg:y="-0.3075in" svg:width="2.9209in" svg:height="0.5457in" draw:z-index="175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23">which we then solve, thereafter using back substitution to retrieve the rest of the </text:span><text:span text:style-name="T123"><draw:frame draw:style-name="fr1" draw:name="Object246" text:anchor-type="as-char" svg:y="-0.1484in" svg:width="0.1547in" svg:height="0.2098in" draw:z-index="179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23">and </text:span><text:span text:style-name="T123"><draw:frame draw:style-name="fr1" draw:name="Object247" text:anchor-type="as-char" svg:y="-0.1484in" svg:width="0.1547in" svg:height="0.2098in" draw:z-index="180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23">. <text:s/>Or better yet, we can use two backward algorithms, which </text:span><text:span text:style-name="T124">sh</text:span><text:span text:style-name="T123">ould allow for the </text:span><draw:frame draw:style-name="fr1" draw:name="Object174" text:anchor-type="as-char" svg:y="-0.1484in" svg:width="0.3311in" svg:height="0.1846in" draw:z-index="181"><draw:object xlink:href="./Object 174" xlink:type="simple" xlink:show="embed" xlink:actuate="onLoad"/><draw:image xlink:href="./ObjectReplacements/Object 174" xlink:type="simple" xlink:show="embed" xlink:actuate="onLoad"/><svg:desc>formula</svg:desc></draw:frame><text:span text:style-name="T123">case. <text:s/></text:span></text:p>
      <text:p text:style-name="P122"/>
      <text:p text:style-name="P122"/>
      <text:p text:style-name="P127"><text:soft-page-break/><text:span text:style-name="T103">If we make a rotation, </text:span><text:span text:style-name="T127">for example at</text:span><text:span text:style-name="T103"> <text:s/></text:span><text:span text:style-name="T128">k</text:span><text:span text:style-name="T125">=</text:span><text:span text:style-name="T103">(n-p)/4 </text:span><text:span text:style-name="T113">with a “forward and “backward” algorithm, we can notate the rotated </text:span><text:span text:style-name="T125">and reversed </text:span><text:span text:style-name="T113">system as follows:</text:span></text:p>
      <text:p text:style-name="P127"/>
      <text:p text:style-name="P121"><text:span text:style-name="T103"><draw:frame draw:style-name="fr1" draw:name="Object189" text:anchor-type="as-char" svg:y="-0.1484in" svg:width="1.5043in" svg:height="0.222in" draw:z-index="182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3">and </text:span><text:span text:style-name="T103"><draw:frame draw:style-name="fr1" draw:name="Object190" text:anchor-type="as-char" svg:y="-0.1839in" svg:width="1.2465in" svg:height="0.2571in" draw:z-index="183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3">where </text:span><text:span text:style-name="T103"><draw:frame draw:style-name="fr1" draw:name="Object195" text:anchor-type="as-char" svg:y="-0.1752in" svg:width="0.8in" svg:height="0.248in" draw:z-index="184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3"><text:s/></text:span><text:span text:style-name="T103"><draw:frame draw:style-name="fr1" draw:name="Object196" text:anchor-type="as-char" svg:y="-0.152in" svg:width="3.5181in" svg:height="0.222in" draw:z-index="185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1"><text:span text:style-name="T103"><draw:frame draw:style-name="fr1" draw:name="Object191" text:anchor-type="as-char" svg:y="-0.2098in" svg:width="1.7701in" svg:height="0.2819in" draw:z-index="186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3"><draw:frame draw:style-name="fr1" draw:name="Object192" text:anchor-type="as-char" svg:y="-0.2098in" svg:width="2.3161in" svg:height="0.2819in" draw:z-index="187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1"><text:span text:style-name="T103"><draw:frame draw:style-name="fr1" draw:name="Object193" text:anchor-type="as-char" svg:y="-0.2098in" svg:width="1.7957in" svg:height="0.2819in" draw:z-index="188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3"><draw:frame draw:style-name="fr1" draw:name="Object194" text:anchor-type="as-char" svg:y="-0.2098in" svg:width="2.3547in" svg:height="0.2819in" draw:z-index="189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1"/>
      <text:p text:style-name="P124"/>
      <text:p text:style-name="P143"><text:span text:style-name="T107">Consider the two KU block of numbers </text:span><text:span text:style-name="T134">which the first and second piece of</text:span><text:span text:style-name="T107"> </text:span><text:span text:style-name="T107"><draw:frame draw:style-name="fr1" draw:name="Object204" text:anchor-type="as-char" svg:y="-0.1484in" svg:width="0.2339in" svg:height="0.2091in" draw:z-index="190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07">: </text:span><draw:frame draw:style-name="fr1" draw:name="Object205" text:anchor-type="as-char" svg:y="-0.152in" svg:width="3.3283in" svg:height="0.222in" draw:z-index="191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43"/>
      <text:p text:style-name="P143"><text:span text:style-name="T108">By aligning the components of the vectors , we can simultaneously solve for all four vector components corresponding to the same </text:span><text:span text:style-name="T126">two </text:span><text:span text:style-name="T108">KU block of numbers</text:span><text:span text:style-name="T108"><draw:frame draw:style-name="fr1" draw:name="Object217" text:anchor-type="as-char" svg:y="-0.1484in" svg:width="0.1547in" svg:height="0.2098in" draw:z-index="192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08">. <text:s/></text:span><text:span text:style-name="T128">Given a rotation</text:span><text:span text:style-name="T128"><draw:frame draw:style-name="fr1" draw:name="Object184" text:anchor-type="as-char" svg:y="-0.1201in" svg:width="0.0874in" svg:height="0.1307in" draw:z-index="193"><draw:object xlink:href="./Object 202" xlink:type="simple" xlink:show="embed" xlink:actuate="onLoad"/><draw:image xlink:href="./ObjectReplacements/Object 202" xlink:type="simple" xlink:show="embed" xlink:actuate="onLoad"/></draw:frame></text:span><text:span text:style-name="T128"> </text:span><text:span text:style-name="T133">(in blocks jj, not indices j) </text:span><text:span text:style-name="T134">e.g.</text:span><text:span text:style-name="T128"><draw:frame draw:style-name="fr1" draw:name="Object208" text:anchor-type="as-char" svg:y="-0.152in" svg:width="1.1165in" svg:height="0.2008in" draw:z-index="194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8">the corresponding </text:span><text:span text:style-name="T137">sets of </text:span><text:span text:style-name="T128">blocks for any jj are </text:span><text:span text:style-name="T135">then</text:span><draw:frame draw:style-name="fr1" draw:name="Object209" text:anchor-type="as-char" svg:y="-0.1484in" svg:width="1.5874in" svg:height="0.2098in" draw:z-index="195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25"/>
      <text:p text:style-name="P124">We can <text:span text:style-name="T107">then </text:span>recognize that <text:span text:style-name="T126">because </text:span><text:span text:style-name="T126"><draw:frame draw:style-name="fr1" draw:name="Object199" text:anchor-type="as-char" svg:y="-0.1484in" svg:width="0.3319in" svg:height="0.2098in" draw:z-index="196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26">and </text:span><text:span text:style-name="T126"><draw:frame draw:style-name="fr1" draw:name="Object200" text:anchor-type="as-char" svg:y="-0.1839in" svg:width="0.4346in" svg:height="0.2445in" draw:z-index="197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26">are made of the same four blocks, though in reverse order, </text:span><text:span text:style-name="T135">and transposed,</text:span><text:span text:style-name="T126"> </text:span><text:span text:style-name="T130">so </text:span><text:span text:style-name="T126">that </text:span><text:span text:style-name="T130">if </text:span></text:p>
      <text:p text:style-name="P124"><draw:frame draw:style-name="fr1" draw:name="Object241" text:anchor-type="as-char" svg:y="-0.2717in" svg:width="4.1008in" svg:height="0.4902in" draw:z-index="198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24"/>
      <text:p text:style-name="P140"><text:span text:style-name="T133">where i </text:span>then <text:span text:style-name="T133">corre</text:span><text:span text:style-name="T136">s</text:span><text:span text:style-name="T133">ponds to ii just as j corresponds to jj </text:span><text:span text:style-name="T136">then</text:span><text:span text:style-name="T133"> </text:span></text:p>
      <text:p text:style-name="P124"/>
      <text:p text:style-name="P124"><text:span text:style-name="T129"><draw:frame draw:style-name="fr1" draw:name="Object210" text:anchor-type="as-char" svg:y="-0.5583in" svg:width="2.7917in" svg:height="1.0898in" draw:z-index="199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138">results in</text:span></text:p>
      <text:p text:style-name="P124"/>
      <text:p text:style-name="P124"><draw:frame draw:style-name="fr1" draw:name="Object213" text:anchor-type="as-char" svg:y="-0.2717in" svg:width="6.9909in" svg:height="0.4902in" draw:z-index="200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24">We can then substitute into the above equations and <text:span text:style-name="T125">solve,</text:span> at <text:span text:style-name="T133">any</text:span> jj. <text:s/><text:span text:style-name="T133">Keeping as to </text:span><text:span text:style-name="T125">close to</text:span> (n-p)/8<text:span text:style-name="T133">KU</text:span> <text:span text:style-name="T125">to minimize each branch’s number of steps</text:span>, <text:span text:style-name="T105">the </text:span><text:span text:style-name="T109">8</text:span><text:span text:style-name="T105">KU x </text:span><text:span text:style-name="T109">8</text:span><text:span text:style-name="T105">KU system of equations:</text:span></text:p>
      <text:p text:style-name="P124"/>
      <text:p text:style-name="P120"><draw:frame draw:style-name="fr1" draw:name="Object201" text:anchor-type="as-char" svg:y="-0.8984in" svg:width="6.4134in" svg:height="1.7354in" draw:z-index="201"><draw:object xlink:href="./Object 201" xlink:type="simple" xlink:show="embed" xlink:actuate="onLoad"/><draw:image xlink:href="./ObjectReplacements/Object 201" xlink:type="simple" xlink:show="embed" xlink:actuate="onLoad"/></draw:frame></text:p>
      <text:p text:style-name="P120"/>
      <text:p text:style-name="P120"/>
      <text:p text:style-name="P120"><text:soft-page-break/></text:p>
      <text:p text:style-name="P144"><text:span text:style-name="T111">We back substitute <text:s/></text:span><text:span text:style-name="T102"><draw:frame draw:style-name="fr1" draw:name="Object228" text:anchor-type="as-char" svg:y="-0.1484in" svg:width="0.1547in" svg:height="0.2098in" draw:z-index="202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9" text:anchor-type="as-char" svg:y="-0.1484in" svg:width="0.2728in" svg:height="0.2098in" draw:z-index="203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5">,</text:span><text:span text:style-name="T102"><draw:frame draw:style-name="fr1" draw:name="Object231" text:anchor-type="as-char" svg:y="-0.1839in" svg:width="0.15in" svg:height="0.2445in" draw:z-index="204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5">and </text:span><draw:frame draw:style-name="fr1" draw:name="Object232" text:anchor-type="as-char" svg:y="-0.1839in" svg:width="0.2681in" svg:height="0.2445in" draw:z-index="205"><draw:object xlink:href="./Object 209" xlink:type="simple" xlink:show="embed" xlink:actuate="onLoad"/><draw:image xlink:href="./ObjectReplacements/Object 209" xlink:type="simple" xlink:show="embed" xlink:actuate="onLoad"/><svg:desc>formula</svg:desc></draw:frame><text:span text:style-name="T111">to get </text:span>the remaining values of <text:span text:style-name="T102"><draw:frame draw:style-name="fr1" draw:name="Object223" text:anchor-type="as-char" svg:y="-0.1484in" svg:width="0.1547in" svg:height="0.2098in" draw:z-index="206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1">and </text:span><text:span text:style-name="T102"><draw:frame draw:style-name="fr1" draw:name="Object233" text:anchor-type="as-char" svg:y="-0.1839in" svg:width="0.15in" svg:height="0.2445in" draw:z-index="207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2">, </text:span><text:span text:style-name="T111">which provides roughly half of the </text:span><text:span text:style-name="T111"><draw:frame draw:style-name="fr1" draw:name="Object230" text:anchor-type="as-char" svg:y="-0.1484in" svg:width="0.0925in" svg:height="0.1846in" draw:z-index="208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2">. <text:s/></text:span><text:span text:style-name="T111">Simultaneously we</text:span> substitute<text:span text:style-name="T111"> </text:span><text:span text:style-name="T102"><draw:frame draw:style-name="fr1" draw:name="Object219" text:anchor-type="as-char" svg:y="-0.1484in" svg:width="0.1547in" svg:height="0.2098in" draw:z-index="209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183" text:anchor-type="as-char" svg:y="-0.1484in" svg:width="0.2728in" svg:height="0.2098in" draw:z-index="210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05">,</text:span><text:span text:style-name="T102"><draw:frame draw:style-name="fr1" draw:name="Object206" text:anchor-type="as-char" svg:y="-0.1839in" svg:width="0.1661in" svg:height="0.2445in" draw:z-index="211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5">and </text:span><draw:frame draw:style-name="fr1" draw:name="Object207" text:anchor-type="as-char" svg:y="-0.1839in" svg:width="0.2839in" svg:height="0.2445in" draw:z-index="212"><draw:object xlink:href="./Object 215" xlink:type="simple" xlink:show="embed" xlink:actuate="onLoad"/><draw:image xlink:href="./ObjectReplacements/Object 215" xlink:type="simple" xlink:show="embed" xlink:actuate="onLoad"/><svg:desc>formula</svg:desc></draw:frame>to get <text:span text:style-name="T111"><text:s/></text:span><text:span text:style-name="T102"><draw:frame draw:style-name="fr1" draw:name="Object221" text:anchor-type="as-char" svg:y="-0.1484in" svg:width="0.1965in" svg:height="0.2098in" draw:z-index="213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2" text:anchor-type="as-char" svg:y="-0.1484in" svg:width="0.3146in" svg:height="0.2098in" draw:z-index="214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5">,</text:span><text:span text:style-name="T102"><draw:frame draw:style-name="fr1" draw:name="Object236" text:anchor-type="as-char" svg:y="-0.1839in" svg:width="0.1965in" svg:height="0.2445in" draw:z-index="216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5">and </text:span><text:span text:style-name="T105"><draw:frame draw:style-name="fr1" draw:name="Object237" text:anchor-type="as-char" svg:y="-0.1839in" svg:width="0.3146in" svg:height="0.2445in" draw:z-index="217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1">the remaining</text:span> <text:span text:style-name="T102"><draw:frame draw:style-name="fr1" draw:name="Object224" text:anchor-type="as-char" svg:y="-0.1484in" svg:width="0.1965in" svg:height="0.2098in" draw:z-index="218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1">and </text:span><text:span text:style-name="T102"><draw:frame draw:style-name="fr1" draw:name="Object238" text:anchor-type="as-char" svg:y="-0.1839in" svg:width="0.1965in" svg:height="0.2445in" draw:z-index="219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the <draw:frame draw:style-name="fr1" draw:name="Object226" text:anchor-type="as-char" svg:y="-0.1484in" svg:width="0.1689in" svg:height="0.2098in" draw:z-index="220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1">the other half of the</text:span> <draw:frame draw:style-name="fr1" draw:name="Object227" text:anchor-type="as-char" svg:y="-0.1484in" svg:width="0.1272in" svg:height="0.2098in" draw:z-index="221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1" draw:name="Object225" text:anchor-type="as-char" svg:y="-0.172in" svg:width="0.8016in" svg:height="0.2457in" draw:z-index="222"><draw:object xlink:href="./Object 225" xlink:type="simple" xlink:show="embed" xlink:actuate="onLoad"/><draw:image xlink:href="./ObjectReplacements/Object 225" xlink:type="simple" xlink:show="embed" xlink:actuate="onLoad"/><svg:desc>formula</svg:desc></draw:frame>. <text:span text:style-name="T114">Since </text:span><text:span text:style-name="T114"><draw:frame draw:style-name="fr1" draw:name="Object239" text:anchor-type="as-char" svg:y="-0.2126in" svg:width="0.8571in" svg:height="0.2984in" draw:z-index="223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4"><text:s/></text:span><text:span text:style-name="T125">and <text:s text:c="2"/></text:span><text:span text:style-name="T125"><draw:frame draw:style-name="fr1" draw:name="Object197" text:anchor-type="as-char" svg:y="-0.172in" svg:width="0.552in" svg:height="0.2335in" draw:z-index="224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5">, <text:s/></text:span><text:span text:style-name="T114"><draw:frame draw:style-name="fr1" draw:name="Object240" text:anchor-type="as-char" svg:y="-0.172in" svg:width="0.9311in" svg:height="0.2457in" draw:z-index="226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4">.</text:span></text:p>
      <text:p text:style-name="P120"/>
      <text:p text:style-name="P128">Each step <text:span text:style-name="T120">(N/KU of them) </text:span>requires a solution of a KU x KU system, (for overall O(<text:span text:style-name="T120">N</text:span> x KU) time) but the price of splitting the calculations in four parallel segments is solving one <text:span text:style-name="T109">8</text:span>KU x <text:span text:style-name="T109">8</text:span>KU system at the center. <text:s/></text:p>
      <text:p text:style-name="P128"/>
      <text:p text:style-name="P132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29"/>
      <text:p text:style-name="P129"><text:span text:style-name="T115">For example, if KU = 1 (the tridiagonal system) and n=</text:span><text:span text:style-name="T116">64</text:span><text:span text:style-name="T115">, a</text:span><text:span text:style-name="T119">n</text:span><text:span text:style-name="T115">d if we wanted to keep p=0 for simplicity, we could consider only powers of 2:</text:span></text:p>
      <text:p text:style-name="P128"/>
      <text:p text:style-name="P130">With one thread there are <text:span text:style-name="T116">31</text:span> 2x2 systems to solve, 1 end equation, and <text:span text:style-name="T116">31</text:span> back steps.</text:p>
      <text:p text:style-name="P130">With two threads there are <text:span text:style-name="T116">15</text:span> 2x2 systems, 2 simultaneous end equations (2x2 each) and <text:span text:style-name="T116">15</text:span> back steps.</text:p>
      <text:p text:style-name="P130">With four threads there are <text:span text:style-name="T116">7</text:span> 2x2 systems, 4 simultaneous end equations (2x2 each) and <text:span text:style-name="T116">7</text:span> back steps.</text:p>
      <text:p text:style-name="P130">With eight threads there <text:span text:style-name="T116">are 3</text:span> 2x2 systems, 8 simultaneous end equations (2x2) and <text:span text:style-name="T116">3</text:span> back step<text:span text:style-name="T116">s</text:span>.</text:p>
      <text:p text:style-name="P131">With <text:span text:style-name="T116">sixteen </text:span>threads there is <text:span text:style-name="T116">1</text:span> 2x2 systems, <text:span text:style-name="T116">16</text:span> simultaneous end equations (2x2) and <text:span text:style-name="T116">1</text:span> back step.</text:p>
      <text:p text:style-name="P131"/>
      <text:p text:style-name="P133">With parallel threads, if the number of threads is t then the time is O((<text:span text:style-name="T118">N*KU</text:span>/t + t <text:span text:style-name="T118">x </text:span>t x KU x KU) , with the caveat that the t*t*KU*KU system makes for a much more complicated book keeping arrangement, <text:span text:style-name="T121">and that initializing threads ca</text:span><text:span text:style-name="T122">r</text:span><text:span text:style-name="T121">ries overhead as well. </text:span><text:s/><text:span text:style-name="T117">There is potential economy </text:span><text:span text:style-name="T125">in</text:span><text:span text:style-name="T117"> </text:span><text:span text:style-name="T125">more efficiently defining the rotated systems and their equations in code.</text:span></text:p>
      <text:p text:style-name="P117"/>
      <text:p text:style-name="P99"/>
      <text:p text:style-name="P98"><text:span text:style-name="T72">Appendix: </text:span>Definition of matrices</text:p>
      <text:p text:style-name="P90"/>
      <text:p text:style-name="P90"/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1" draw:name="Object4" text:anchor-type="as-char" svg:y="-0.2807in" svg:width="0.8508in" svg:height="0.4484in" draw:z-index="14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50" text:anchor-type="as-char" svg:y="-0.1484in" svg:width="0.2835in" svg:height="0.1839in" draw:z-index="227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8">run from 1 t</text:span><text:span text:style-name="T89">o </text:span><text:span text:style-name="T91">N</text:span></text:p>
      <text:p text:style-name="P4"/>
      <text:p text:style-name="P4"><text:s/><draw:frame draw:style-name="fr1" draw:name="Object82" text:anchor-type="as-char" svg:y="-0.2807in" svg:width="3.2756in" svg:height="0.4484in" draw:z-index="14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1">N</text:span>, with <text:span text:style-name="T91">N</text:span> the number of points, <text:span text:style-name="T62">similar to </text:span>the general LAPACK band matrix <text:s/><text:span text:style-name="T87">(which we shall call CD)</text:span> (https://www.netlib.org/lapack/lug/node124.html) notation, <text:span text:style-name="T91">again </text:span><text:span text:style-name="T89">l</text:span><text:span text:style-name="T87">etting </text:span><text:span text:style-name="T87"><draw:frame draw:style-name="fr1" draw:name="Object159" text:anchor-type="as-char" svg:y="-0.1484in" svg:width="0.2835in" svg:height="0.1839in" draw:z-index="228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8">run from 1 t</text:span><text:span text:style-name="T89">o </text:span><text:span text:style-name="T91">N</text:span><text:span text:style-name="T89">:</text:span></text:p>
      <text:p text:style-name="P100"/>
      <text:p text:style-name="P103"><draw:frame draw:style-name="fr1" draw:name="Object6" text:anchor-type="as-char" svg:y="-0.152in" svg:width="3.0661in" svg:height="0.2134in" draw:z-index="151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7">CD</text:span><text:span text:style-name="T69"> and the diagonals of A are the rows of </text:span><text:span text:style-name="T87">CD</text:span><text:span text:style-name="T69">,</text:span></text:p>
      <text:p text:style-name="P103"><text:soft-page-break/></text:p>
      <text:p text:style-name="P107">except that we allow wrapping the periodic coefficients and have the <text:span text:style-name="Strong_20_Emphasis">rows</text:span> of A as the columns of AB and the diagonals of A are the rows of AB:</text:p>
      <text:p text:style-name="P104"/>
      <text:p text:style-name="P104"><draw:frame draw:style-name="fr1" draw:name="Object55" text:anchor-type="as-char" svg:y="-0.152in" svg:width="4.411in" svg:height="0.2134in" draw:z-index="22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4"/>
      <text:p text:style-name="P114"><text:span text:style-name="T91">However, l</text:span>etting <draw:frame draw:style-name="fr1" draw:name="Object147" text:anchor-type="as-char" svg:y="-0.1484in" svg:width="0.1283in" svg:height="0.1839in" draw:z-index="230"><draw:object xlink:href="./Object 147" xlink:type="simple" xlink:show="embed" xlink:actuate="onLoad"/><draw:image xlink:href="./ObjectReplacements/Object 147" xlink:type="simple" xlink:show="embed" xlink:actuate="onLoad"/></draw:frame><text:span text:style-name="T88">run from 1 to 1+2*KU (or 1 to m), with j from 1 to N, AB can efficiently be generated by</text:span></text:p>
      <text:p text:style-name="P114"/>
      <text:p text:style-name="P114"><text:span text:style-name="T88"><text:s/></text:span><text:span text:style-name="T88"><draw:frame draw:style-name="fr1" draw:name="Object148" text:anchor-type="as-char" svg:y="-0.152in" svg:width="3.2098in" svg:height="0.2in" draw:z-index="231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4"/>
      <text:p text:style-name="P115">contrasted with the LAPACK “CD” form:</text:p>
      <text:p text:style-name="P115"/>
      <text:p text:style-name="P115"><draw:frame draw:style-name="fr1" draw:name="Object149" text:anchor-type="as-char" svg:y="-0.152in" svg:width="3.5492in" svg:height="0.2in" draw:z-index="232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5"/>
      <text:p text:style-name="P116">from which we can also derive a conversion formula:</text:p>
      <text:p text:style-name="P116"/>
      <text:p text:style-name="P116"><draw:frame draw:style-name="fr1" draw:name="Object157" text:anchor-type="as-char" svg:y="-0.152in" svg:width="4.2272in" svg:height="0.2in" draw:z-index="233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3"/>
      <text:p text:style-name="P60"><text:span text:style-name="T89">Note that i</text:span>n the non-periodic banded matrix, the coefficients <text:span text:style-name="T89">CD</text:span>(i,j)=0 when i+j-(m+1)/2 is &lt; 1 or &gt; <text:span text:style-name="T91">N</text:span>. <text:span text:style-name="T92">AB can be seen to be the periodic version of CD without the extra KL rows, and where if CD encodes </text:span><text:span text:style-name="T92"><draw:frame draw:style-name="fr1" draw:name="Object158" text:anchor-type="as-char" svg:y="-0.1484in" svg:width="0.148in" svg:height="0.2098in" draw:z-index="235"><draw:object xlink:href="./Object 158" xlink:type="simple" xlink:show="embed" xlink:actuate="onLoad"/><draw:image xlink:href="./ObjectReplacements/Object 158" xlink:type="simple" xlink:show="embed" xlink:actuate="onLoad"/></draw:frame></text:span><text:span text:style-name="T92">then AB encodes the transpose</text:span><text:span text:style-name="T92"><draw:frame draw:style-name="fr1" draw:name="Object160" text:anchor-type="as-char" svg:y="-0.172in" svg:width="0.1563in" svg:height="0.2335in" draw:z-index="236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89">Then the </text:span><text:span text:style-name="T90">m-point equation, </text:span><text:span text:style-name="T3">with m-odd</text:span><text:span text:style-name="T90">, can be written:</text:span></text:p>
      <text:p text:style-name="P23"/>
      <text:p text:style-name="P23"><draw:frame draw:style-name="fr1" draw:name="Object153" text:anchor-type="as-char" svg:y="-0.1744in" svg:width="1.952in" svg:height="0.2346in" draw:z-index="237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238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239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240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1" draw:name="Object151" text:anchor-type="as-char" svg:y="-0.1744in" svg:width="0.2409in" svg:height="0.2346in" draw:z-index="241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242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89">below</text:span><text:span text:style-name="T53"> for jj every j KU apart.</text:span></text:p>
      <text:p text:style-name="P59"/>
      <text:p text:style-name="P105">With the above definition of AB[i,j] we have the square (i x k) for each j matrices:</text:p>
      <text:p text:style-name="P97"/>
      <text:p text:style-name="P97"><draw:frame draw:style-name="fr1" draw:name="Object63" text:anchor-type="as-char" svg:y="-0.3484in" svg:width="4.928in" svg:height="0.6366in" draw:z-index="15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1" draw:name="Object64" text:anchor-type="as-char" svg:y="-0.3484in" svg:width="4.898in" svg:height="0.6366in" draw:z-index="15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/>
      <text:p text:style-name="P97"><text:soft-page-break/><draw:frame draw:style-name="fr1" draw:name="Object65" text:anchor-type="as-char" svg:y="-0.3484in" svg:width="4.3516in" svg:height="0.6366in" draw:z-index="16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5"/>
      <text:p text:style-name="P106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</text:span><text:span text:style-name="T94">j</text:span><text:span text:style-name="T71">L generally even if</text:span><text:span text:style-name="T71"><draw:frame draw:style-name="fr1" draw:name="Object86" text:anchor-type="as-char" svg:y="-0.1484in" svg:width="0.4102in" svg:height="0.1839in" draw:z-index="16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6"/>
      <text:p text:style-name="P105"><draw:frame draw:style-name="fr1" draw:name="Object35" text:anchor-type="as-char" svg:y="-0.2402in" svg:width="5.2181in" svg:height="0.4209in" draw:z-index="16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5"/>
      <text:p text:style-name="P102">if p=0, <text:span text:style-name="T66">there are no extra rows:</text:span></text:p>
      <text:p text:style-name="P102"/>
      <text:p text:style-name="P102"><draw:frame draw:style-name="fr1" draw:name="Object87" text:anchor-type="as-char" svg:y="-0.1634in" svg:width="2.6398in" svg:height="0.2335in" draw:z-index="94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2"/>
      <text:p text:style-name="P112">For the reverse algorithm, <text:span text:style-name="T83">the middle p equations can be written in the following format:</text:span><text:span text:style-name="T83"><draw:frame draw:style-name="fr1" draw:name="Object130" text:anchor-type="as-char" svg:y="-0.1744in" svg:width="1.4437in" svg:height="0.2437in" draw:z-index="176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3">where</text:span><text:span text:style-name="T83"><draw:frame draw:style-name="fr1" draw:name="Object131" text:anchor-type="as-char" svg:y="-0.1744in" svg:width="0.4516in" svg:height="0.2346in" draw:z-index="177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3">consists of the last p inner values and </text:span><text:span text:style-name="T83"><draw:frame draw:style-name="fr1" draw:name="Object132" text:anchor-type="as-char" svg:y="-0.1634in" svg:width="0.498in" svg:height="0.2244in" draw:z-index="178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3">are the matrices given below with dimensions <text:s/>p x p <text:s/>and p x 2KU. </text:span></text:p>
      <text:p text:style-name="P86"/>
      <text:p text:style-name="P86"><draw:frame draw:style-name="fr1" draw:name="Object128" text:anchor-type="as-char" svg:y="-0.2429in" svg:width="3.8008in" svg:height="0.4398in" draw:z-index="125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/>
      <text:p text:style-name="P113">and</text:p>
      <text:p text:style-name="P86"/>
      <text:p text:style-name="P86"><draw:frame draw:style-name="fr1" draw:name="Object129" text:anchor-type="as-char" svg:y="-0.352in" svg:width="5.2752in" svg:height="0.6575in" draw:z-index="126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135">For rotated <text:span text:style-name="T125">and reversed </text:span>systems, it is easiest to <text:span text:style-name="T125">use </text:span>the same definitions <text:span text:style-name="T125">above</text:span> and apply the rotation to the matrix AB. <text:s/>In order to achieve the definitions <draw:frame draw:style-name="fr1" draw:name="Object203" text:anchor-type="as-char" svg:y="-0.1862in" svg:width="1.0272in" svg:height="0.2465in" draw:z-index="234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5">suffices </text:span>to rotate the N columns of <draw:frame draw:style-name="fr1" draw:name="Object249" text:anchor-type="as-char" svg:y="-0.1752in" svg:width="0.0925in" svg:height="0.2102in" draw:z-index="215"><draw:object xlink:href="./Object 249" xlink:type="simple" xlink:show="embed" xlink:actuate="onLoad"/><draw:image xlink:href="./ObjectReplacements/Object 249" xlink:type="simple" xlink:show="embed" xlink:actuate="onLoad"/></draw:frame><text:span text:style-name="T125">(resulting in </text:span><text:span text:style-name="T125"><draw:frame draw:style-name="fr1" draw:name="Object211" text:anchor-type="as-char" svg:y="-0.1484in" svg:width="0.0925in" svg:height="0.1846in" draw:z-index="225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5">given in the above main body) </text:span>and to rotate the N columns of AB and then to reverse the rows and reverse the columns of AB to switch the direction of the solution after renumbering the indices.</text:p>
      <text:p text:style-name="P86"/>
      <text:p text:style-name="P86"/>
      <text:p text:style-name="P85"/>
      <text:p text:style-name="P96">Copyright (c) 2021 <text:s text:c="2"/>Anthony M de Beus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46"><draw:frame text:anchor-type="paragraph" draw:z-index="248" draw:name="Text Frame 1" draw:style-name="gr16" draw:text-style-name="P147" svg:width="0.2398in" svg:height="0.2398in" svg:x="3.4984in" svg:y="0.0665in"><draw:text-box><text:p><text:span text:style-name="T139">1</text:span></text:p></draw:text-box></draw:frame><draw:frame text:anchor-type="paragraph" draw:z-index="262" draw:name="Text Frame 15" draw:style-name="gr1" draw:text-style-name="P147" svg:width="0.3059in" svg:height="0.3476in" svg:x="2.839in" svg:y="0.0736in"><draw:text-box><text:p><text:span text:style-name="T139">24</text:span></text:p></draw:text-box></draw:frame><text:soft-page-break/></text:p>
      <text:p text:style-name="P96"><draw:custom-shape text:anchor-type="paragraph" draw:z-index="243" draw:name="Shape 1" draw:style-name="gr18" draw:text-style-name="P150" svg:width="4.948in" svg:height="4.8614in" svg:x="0.8319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4" draw:name="Shape 2" draw:style-name="gr17" draw:text-style-name="P149" svg:width="1.4067in" svg:height="0.6461in" draw:transform="rotate (-0.838630705583275) translate (4.72152777777778in 0.186805555555556in)"><text:p/><draw:enhanced-geometry svg:viewBox="0 0 21600 21600" draw:type="rectangle" draw:enhanced-path="M 0 0 L 21600 0 21600 21600 0 21600 0 0 Z N"/></draw:custom-shape><draw:custom-shape text:anchor-type="paragraph" draw:z-index="245" draw:name="Shape 3" draw:style-name="gr17" draw:text-style-name="P149" svg:width="1.4067in" svg:height="0.6461in" draw:transform="rotate (0.768119403802705) translate (0.831944444444444in 1.26527777777778in)"><text:p/><draw:enhanced-geometry svg:viewBox="0 0 21600 21600" draw:type="rectangle" draw:enhanced-path="M 0 0 L 21600 0 21600 21600 0 21600 0 0 Z N"/></draw:custom-shape><draw:custom-shape text:anchor-type="paragraph" draw:z-index="246" draw:name="Shape 4" draw:style-name="gr17" draw:text-style-name="P149" svg:width="1.4067in" svg:height="0.6461in" draw:transform="rotate (-0.838630705583275) translate (1.3125in 3.43680555555556in)"><text:p/><draw:enhanced-geometry svg:viewBox="0 0 21600 21600" draw:type="rectangle" draw:enhanced-path="M 0 0 L 21600 0 21600 21600 0 21600 0 0 Z N"/></draw:custom-shape><draw:custom-shape text:anchor-type="paragraph" draw:z-index="247" draw:name="Shape 5" draw:style-name="gr17" draw:text-style-name="P149" svg:width="1.4067in" svg:height="0.6461in" draw:transform="rotate (0.738448806518802) translate (4.28680555555556in 4.52708333333333in)"><text:p/><draw:enhanced-geometry svg:viewBox="0 0 21600 21600" draw:type="rectangle" draw:enhanced-path="M 0 0 L 21600 0 21600 21600 0 21600 0 0 Z N"/></draw:custom-shape><draw:frame text:anchor-type="paragraph" draw:z-index="250" draw:name="Text Frame 3" draw:style-name="gr6" draw:text-style-name="P148" svg:width="0.2953in" svg:height="0.3268in" svg:x="3.2453in" svg:y="5.0902in"><draw:text-box><text:p>12</text:p></draw:text-box></draw:frame><draw:frame text:anchor-type="paragraph" draw:z-index="251" draw:name="Text Frame 4" draw:style-name="gr11" draw:text-style-name="P148" svg:width="0.3476in" svg:height="0.285in" svg:x="3.9846in" svg:y="4.948in"><draw:text-box><text:p>11</text:p></draw:text-box></draw:frame><draw:frame text:anchor-type="paragraph" draw:z-index="252" draw:name="Text Frame 5" draw:style-name="gr12" draw:text-style-name="P148" svg:width="0.2953in" svg:height="0.2539in" svg:x="4.672in" svg:y="0.4339in"><draw:text-box><text:p>3</text:p></draw:text-box></draw:frame><draw:frame text:anchor-type="paragraph" draw:z-index="253" draw:name="Text Frame 6" draw:style-name="gr3" draw:text-style-name="P148" svg:width="0.115in" svg:height="0.2433in" svg:x="5.2071in" svg:y="0.8717in"><draw:text-box><text:p>4</text:p></draw:text-box></draw:frame><draw:frame text:anchor-type="paragraph" draw:z-index="254" draw:name="Text Frame 7" draw:style-name="gr9" draw:text-style-name="P148" svg:width="0.2748in" svg:height="0.3059in" svg:x="5.7138in" svg:y="1.4965in"><draw:text-box><text:p>5</text:p></draw:text-box></draw:frame><draw:frame text:anchor-type="paragraph" draw:z-index="255" draw:name="Text Frame 8" draw:style-name="gr12" draw:text-style-name="P148" svg:width="0.285in" svg:height="0.2539in" svg:x="5.8807in" svg:y="2.1319in"><draw:text-box><text:p>6</text:p></draw:text-box></draw:frame><draw:frame text:anchor-type="paragraph" draw:z-index="256" draw:name="Text Frame 9" draw:style-name="gr14" draw:text-style-name="P148" svg:width="0.2224in" svg:height="0.2748in" svg:x="5.8909in" svg:y="2.7398in"><draw:text-box><text:p>7</text:p></draw:text-box></draw:frame><draw:frame text:anchor-type="paragraph" draw:z-index="257" draw:name="Text Frame 10" draw:style-name="gr13" draw:text-style-name="P148" svg:width="0.2331in" svg:height="0.3094in" svg:x="5.7618in" svg:y="3.2717in"><draw:text-box><text:p>8</text:p></draw:text-box></draw:frame><draw:frame text:anchor-type="paragraph" draw:z-index="258" draw:name="Text Frame 11" draw:style-name="gr12" draw:text-style-name="P147" svg:width="0.1252in" svg:height="0.2539in" svg:x="5.311in" svg:y="4.0591in"><draw:text-box><text:p><text:span text:style-name="T139">9</text:span></text:p></draw:text-box></draw:frame><draw:frame text:anchor-type="paragraph" draw:z-index="259" draw:name="Text Frame 12" draw:style-name="gr7" draw:text-style-name="P148" svg:width="0.3232in" svg:height="0.2953in" svg:x="4.7484in" svg:y="4.5071in"><draw:text-box><text:p>10</text:p></draw:text-box></draw:frame><draw:frame text:anchor-type="paragraph" draw:z-index="260" draw:name="Text Frame 13" draw:style-name="gr11" draw:text-style-name="P148" svg:width="0.2953in" svg:height="0.285in" svg:x="2.5681in" svg:y="5.0311in"><draw:text-box><text:p>13</text:p></draw:text-box></draw:frame><draw:frame text:anchor-type="paragraph" draw:z-index="261" draw:name="Text Frame 14" draw:style-name="gr10" draw:text-style-name="P148" svg:width="0.2843in" svg:height="0.2531in" svg:x="2.061in" svg:y="4.8646in"><draw:text-box><text:p>14</text:p></draw:text-box></draw:frame><draw:frame text:anchor-type="paragraph" draw:z-index="249" draw:name="Text Frame 2" draw:style-name="gr15" draw:text-style-name="P148" svg:width="0.2217in" svg:height="0.2705in" svg:x="4.0925in" svg:y="0.0346in"><draw:text-box><text:p>2</text:p></draw:text-box></draw:frame><draw:frame text:anchor-type="paragraph" draw:z-index="263" draw:name="Text Frame 16" draw:style-name="gr2" draw:text-style-name="P148" svg:width="0.2949in" svg:height="0.2949in" svg:x="2.2173in" svg:y="0.0626in"><draw:text-box><text:p>23</text:p></draw:text-box></draw:frame><draw:frame text:anchor-type="paragraph" draw:z-index="264" draw:name="Text Frame 17" draw:style-name="gr6" draw:text-style-name="P148" svg:width="0.3059in" svg:height="0.3268in" svg:x="1.5783in" svg:y="0.5591in"><draw:text-box><text:p>22</text:p></draw:text-box></draw:frame><draw:frame text:anchor-type="paragraph" draw:z-index="265" draw:name="Text Frame 18" draw:style-name="gr1" draw:text-style-name="P148" svg:width="0.3268in" svg:height="0.3476in" svg:x="1.089in" svg:y="1.0173in"><draw:text-box><text:p>21</text:p></draw:text-box></draw:frame><draw:frame text:anchor-type="paragraph" draw:z-index="266" draw:name="Text Frame 19" draw:style-name="gr5" draw:text-style-name="P148" svg:width="0.3161in" svg:height="0.3161in" svg:x="0.6516in" svg:y="1.7299in"><draw:text-box><text:p>20</text:p></draw:text-box></draw:frame><draw:frame text:anchor-type="paragraph" draw:z-index="267" draw:name="Text Frame 20" draw:style-name="gr6" draw:text-style-name="P148" svg:width="0.3059in" svg:height="0.3268in" svg:x="0.5264in" svg:y="2.2362in"><draw:text-box><text:p>19</text:p></draw:text-box></draw:frame><draw:frame text:anchor-type="paragraph" draw:z-index="268" draw:name="Text Frame 21" draw:style-name="gr7" draw:text-style-name="P148" svg:width="0.2748in" svg:height="0.2953in" svg:x="0.4953in" svg:y="2.7154in"><draw:text-box><text:p>18</text:p></draw:text-box></draw:frame><draw:frame text:anchor-type="paragraph" draw:z-index="269" draw:name="Text Frame 22" draw:style-name="gr8" draw:text-style-name="P148" svg:width="0.3161in" svg:height="0.337in" svg:x="0.589in" svg:y="3.2673in"><draw:text-box><text:p>17</text:p></draw:text-box></draw:frame><draw:frame text:anchor-type="paragraph" draw:z-index="270" draw:name="Text Frame 23" draw:style-name="gr9" draw:text-style-name="P148" svg:width="0.2953in" svg:height="0.3059in" svg:x="1.0055in" svg:y="3.861in"><draw:text-box><text:p>16</text:p></draw:text-box></draw:frame><draw:frame text:anchor-type="paragraph" draw:z-index="271" draw:name="Text Frame 24" draw:style-name="gr6" draw:text-style-name="P148" svg:width="0.3268in" svg:height="0.3268in" svg:x="1.4535in" svg:y="4.3717in"><draw:text-box><text:p>15</text:p></draw:text-box></draw:frame><draw:frame text:anchor-type="paragraph" draw:z-index="272" draw:name="Text Frame 25" draw:style-name="gr16" draw:text-style-name="P147" svg:width="0.2398in" svg:height="0.2398in" svg:x="5.4571in" svg:y="2.1665in"><draw:text-box><text:p><text:span text:style-name="T139">1</text:span></text:p></draw:text-box></draw:frame><draw:frame text:anchor-type="paragraph" draw:z-index="273" draw:name="Text Frame 26" draw:style-name="gr15" draw:text-style-name="P148" svg:width="0.2217in" svg:height="0.2705in" svg:x="5.2591in" svg:y="1.6646in"><draw:text-box><text:p>2</text:p></draw:text-box></draw:frame><draw:frame text:anchor-type="paragraph" draw:z-index="274" draw:name="Text Frame 27" draw:style-name="gr12" draw:text-style-name="P147" svg:width="0.2953in" svg:height="0.2539in" svg:x="4.9638in" svg:y="1.1146in"><draw:text-box><text:p><text:span text:style-name="T139">3</text:span></text:p></draw:text-box></draw:frame><draw:frame text:anchor-type="paragraph" draw:z-index="275" draw:name="Text Frame 28" draw:style-name="gr3" draw:text-style-name="P148" svg:width="0.115in" svg:height="0.2433in" svg:x="4.4882in" svg:y="0.611in"><draw:text-box><text:p>4</text:p></draw:text-box></draw:frame><draw:frame text:anchor-type="paragraph" draw:z-index="276" draw:name="Text Frame 29" draw:style-name="gr9" draw:text-style-name="P148" svg:width="0.2748in" svg:height="0.3059in" svg:x="3.9665in" svg:y="0.3047in"><draw:text-box><text:p>5</text:p></draw:text-box></draw:frame><draw:frame text:anchor-type="paragraph" draw:z-index="277" draw:name="Text Frame 30" draw:style-name="gr12" draw:text-style-name="P148" svg:width="0.285in" svg:height="0.2539in" svg:x="3.4638in" svg:y="0.2256in"><draw:text-box><text:p>6</text:p></draw:text-box></draw:frame><draw:frame text:anchor-type="paragraph" draw:z-index="278" draw:name="Text Frame 31" draw:style-name="gr14" draw:text-style-name="P148" svg:width="0.2224in" svg:height="0.2748in" svg:x="2.922in" svg:y="0.2291in"><draw:text-box><text:p>7</text:p></draw:text-box></draw:frame><draw:frame text:anchor-type="paragraph" draw:z-index="279" draw:name="Text Frame 32" draw:style-name="gr13" draw:text-style-name="P148" svg:width="0.2331in" svg:height="0.3094in" svg:x="2.4283in" svg:y="0.4071in"><draw:text-box><text:p>8</text:p></draw:text-box></draw:frame><draw:frame text:anchor-type="paragraph" draw:z-index="280" draw:name="Text Frame 33" draw:style-name="gr12" draw:text-style-name="P148" svg:width="0.2331in" svg:height="0.2539in" svg:x="1.8839in" svg:y="0.7673in"><draw:text-box><text:p>9</text:p></draw:text-box></draw:frame><draw:frame text:anchor-type="paragraph" draw:z-index="281" draw:name="Text Frame 34" draw:style-name="gr7" draw:text-style-name="P148" svg:width="0.3232in" svg:height="0.2953in" svg:x="1.3319in" svg:y="1.2673in"><draw:text-box><text:p>10</text:p></draw:text-box></draw:frame><draw:frame text:anchor-type="paragraph" draw:z-index="282" draw:name="Text Frame 35" draw:style-name="gr11" draw:text-style-name="P148" svg:width="0.3476in" svg:height="0.285in" svg:x="1.0264in" svg:y="1.802in"><draw:text-box><text:p>11</text:p></draw:text-box></draw:frame><draw:frame text:anchor-type="paragraph" draw:z-index="283" draw:name="Text Frame 36" draw:style-name="gr6" draw:text-style-name="P148" svg:width="0.2953in" svg:height="0.3268in" svg:x="0.9535in" svg:y="2.2256in"><draw:text-box><text:p>12</text:p></draw:text-box></draw:frame><draw:frame text:anchor-type="paragraph" draw:z-index="284" draw:name="Text Frame 37" draw:style-name="gr11" draw:text-style-name="P148" svg:width="0.2953in" svg:height="0.285in" svg:x="0.9638in" svg:y="2.6772in"><draw:text-box><text:p>13</text:p></draw:text-box></draw:frame><draw:frame text:anchor-type="paragraph" draw:z-index="285" draw:name="Text Frame 38" draw:style-name="gr10" draw:text-style-name="P148" svg:width="0.2843in" svg:height="0.2531in" svg:x="1.0299in" svg:y="3.1839in"><draw:text-box><text:p>14</text:p></draw:text-box></draw:frame><draw:frame text:anchor-type="paragraph" draw:z-index="286" draw:name="Text Frame 39" draw:style-name="gr6" draw:text-style-name="P148" svg:width="0.3268in" svg:height="0.3268in" svg:x="1.3008in" svg:y="3.7154in"><draw:text-box><text:p>15</text:p></draw:text-box></draw:frame><draw:frame text:anchor-type="paragraph" draw:z-index="287" draw:name="Text Frame 40" draw:style-name="gr9" draw:text-style-name="P148" svg:width="0.2953in" svg:height="0.3059in" svg:x="1.7346in" svg:y="4.2047in"><draw:text-box><text:p>16</text:p></draw:text-box></draw:frame><draw:frame text:anchor-type="paragraph" draw:z-index="288" draw:name="Text Frame 41" draw:style-name="gr8" draw:text-style-name="P148" svg:width="0.3161in" svg:height="0.337in" svg:x="2.2972in" svg:y="4.528in"><draw:text-box><text:p>17</text:p></draw:text-box></draw:frame><draw:frame text:anchor-type="paragraph" draw:z-index="289" draw:name="Text Frame 42" draw:style-name="gr7" draw:text-style-name="P148" svg:width="0.2748in" svg:height="0.2953in" svg:x="2.672in" svg:y="4.6425in"><draw:text-box><text:p>18</text:p></draw:text-box></draw:frame><draw:frame text:anchor-type="paragraph" draw:z-index="290" draw:name="Text Frame 43" draw:style-name="gr6" draw:text-style-name="P148" svg:width="0.3059in" svg:height="0.3268in" svg:x="3.2453in" svg:y="4.7047in"><draw:text-box><text:p>19</text:p></draw:text-box></draw:frame><draw:frame text:anchor-type="paragraph" draw:z-index="291" draw:name="Text Frame 44" draw:style-name="gr5" draw:text-style-name="P148" svg:width="0.3161in" svg:height="0.3161in" svg:x="3.8598in" svg:y="4.6319in"><draw:text-box><text:p>20</text:p></draw:text-box></draw:frame><draw:frame text:anchor-type="paragraph" draw:z-index="292" draw:name="Text Frame 45" draw:style-name="gr4" draw:text-style-name="P148" svg:width="0.2224in" svg:height="0.2331in" svg:x="4.5783in" svg:y="4.3193in"><draw:text-box><text:p>21</text:p></draw:text-box></draw:frame><draw:frame text:anchor-type="paragraph" draw:z-index="293" draw:name="Text Frame 46" draw:style-name="gr3" draw:text-style-name="P148" svg:width="0.2433in" svg:height="0.2433in" svg:x="5.0681in" svg:y="3.861in"><draw:text-box><text:p>22</text:p></draw:text-box></draw:frame><draw:frame text:anchor-type="paragraph" draw:z-index="294" draw:name="Text Frame 47" draw:style-name="gr2" draw:text-style-name="P148" svg:width="0.2949in" svg:height="0.2949in" svg:x="5.3008in" svg:y="3.1457in"><draw:text-box><text:p>23</text:p></draw:text-box></draw:frame><draw:frame text:anchor-type="paragraph" draw:z-index="295" draw:name="Text Frame 48" draw:style-name="gr1" draw:text-style-name="P147" svg:width="0.3059in" svg:height="0.3476in" svg:x="5.3909in" svg:y="2.6945in"><draw:text-box><text:p><text:span text:style-name="T139">24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7-02T18:21:33.619019620</dc:date>
    <meta:editing-duration>P9DT14H46M40S</meta:editing-duration>
    <meta:editing-cycles>213</meta:editing-cycles>
    <meta:generator>LibreOffice/7.5.4.2$Linux_X86_64 LibreOffice_project/50$Build-2</meta:generator>
    <meta:print-date>2021-02-02T11:15:39.552609276</meta:print-date>
    <meta:document-statistic meta:table-count="0" meta:image-count="0" meta:object-count="243" meta:page-count="15" meta:paragraph-count="195" meta:word-count="2521" meta:character-count="13993" meta:non-whitespace-character-count="11450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bar  {A}} rSub { size 8{jj+1} } {vec z} sub jj + { {bar  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{tilde  A}} rSub { size 8{jj} } {vec z} sub {jj+1} + { {vec  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−</mo>
                <mn>1</mn>
              </mrow>
            </msub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{vec z} sub {jj-1}=    {tilde  A}} rSub { size 8{jj-1} } {vec z} sub jj + { {vec  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i mathvariant="italic">jj</mi>
              <mo stretchy="false">+</mo>
              <mn>1</mn>
            </mrow>
          </msub>
          <mo stretchy="false">=</mo>
          <msubsup>
            <mover accent="true">
              <mi>A</mi>
              <mo stretchy="false">~</mo>
            </mover>
            <mstyle mathsize="8pt">
              <mi mathvariant="italic">jj</mi>
            </mstyle>
            <mrow>
              <mo stretchy="false">−</mo>
              <mn>1</mn>
            </mrow>
          </msubsup>
        </mrow>
        <mrow>
          <msub>
            <mover accent="true">
              <mi>z</mi>
              <mo stretchy="false">⃗</mo>
            </mover>
            <mi mathvariant="italic">jj</mi>
          </msub>
          <mo stretchy="false">−</mo>
          <msub>
            <mrow>
              <msubsup>
                <mover accent="true">
                  <mi>A</mi>
                  <mo stretchy="false">~</mo>
                </mover>
                <mi mathvariant="italic">jj</mi>
                <mrow>
                  <mo stretchy="false">−</mo>
                  <mn>1</mn>
                </mrow>
              </msubsup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{vec z} sub {jj+1}=    {tilde  A} sup {-1} rSub { size 8{jj} } {vec z} sub {jj} - { {tilde A} sub {jj} sup -1 {vec  v}} rSub { size 8{jj} }   {}}
</annotation>
  </semantics>
</math>
</file>

<file path=Object 106/content.xml><?xml version="1.0" encoding="utf-8"?>
<math xmlns="http://www.w3.org/1998/Math/MathML" display="block">
  <semantics>
    <mrow>
      <msubsup>
        <mover accent="true">
          <mi>A</mi>
          <mo stretchy="false">~</mo>
        </mover>
        <mstyle mathsize="8pt">
          <mi mathvariant="italic">jj</mi>
        </mstyle>
        <mrow>
          <mo stretchy="false">−</mo>
          <mn>1</mn>
        </mrow>
      </msubsup>
      <mo stretchy="false">≠</mo>
      <msub>
        <mover accent="true">
          <mi>A</mi>
          <mo stretchy="false">¯</mo>
        </mover>
        <mrow>
          <mi mathvariant="italic">jj</mi>
          <mo stretchy="false">+</mo>
          <mn>1</mn>
        </mrow>
      </msub>
    </mrow>
    <annotation encoding="StarMath 5.0">{tilde  A} sup {-1} rSub { size 8{jj} } &lt;&gt; {bar A} sub { jj+1 } 
 </annotation>
  </semantics>
</math>
</file>

<file path=Object 107/content.xml><?xml version="1.0" encoding="utf-8"?>
<math xmlns="http://www.w3.org/1998/Math/MathML" display="block">
  <semantics>
    <mrow>
      <msubsup>
        <mover accent="true">
          <mi>A</mi>
          <mo stretchy="false">~</mo>
        </mover>
        <mi mathvariant="italic">jj</mi>
        <mrow>
          <mo stretchy="false">−</mo>
          <mn>1</mn>
        </mrow>
      </msubsup>
      <mrow>
        <msub>
          <mover accent="true">
            <mi>v</mi>
            <mo stretchy="false">⃗</mo>
          </mover>
          <mstyle mathsize="8pt">
            <mi mathvariant="italic">jj</mi>
          </mstyle>
        </msub>
        <mo stretchy="false">≠</mo>
        <mrow>
          <mo stretchy="false">−</mo>
          <msub>
            <mover accent="true">
              <mi>v</mi>
              <mo stretchy="false">¯</mo>
            </mover>
            <mrow>
              <mi mathvariant="italic">jj</mi>
              <mo stretchy="false">+</mo>
              <mn>1</mn>
            </mrow>
          </msub>
        </mrow>
      </mrow>
    </mrow>
    <annotation encoding="StarMath 5.0">{tilde A} sub {jj} sup -1 {vec  v} rSub { size 8{jj} }   &lt;&gt; -{bar v}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form="postfix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{vec z} sub { (n-p)/2 +1}=    bar  {A}} rSub { size 8{ (n-p)/2 +1} } {vec z} sub {(n-p)/2} + { {bar  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35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o fence="true" form="prefix" stretchy="false">(</mo>
          <mrow>
            <mi>n</mi>
          </mrow>
          <mo fence="true" form="postfix" stretchy="false">)</mo>
        </mrow>
        <mo stretchy="false">/</mo>
        <mn>2</mn>
      </mrow>
    </msub>
    <annotation encoding="StarMath 5.0">{bar v}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over accent="true">
        <mi>z</mi>
        <mo stretchy="false">⃗</mo>
      </mover>
      <mo stretchy="false">^</mo>
    </mover>
    <annotation encoding="StarMath 5.0">{hat vec z} </annotation>
  </semantics>
</math>
</file>

<file path=Object 174/content.xml><?xml version="1.0" encoding="utf-8"?>
<math xmlns="http://www.w3.org/1998/Math/MathML" display="block">
  <semantics>
    <mrow>
      <mi>p</mi>
      <mo stretchy="false">≠</mo>
      <mn>0</mn>
    </mrow>
    <annotation encoding="StarMath 5.0"> p &lt;&gt; 0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sub>
              <mover accent="true">
                <mi>J</mi>
                <mo stretchy="false">~</mo>
              </mover>
              <mi>n</mi>
            </msub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over accent="true">
            <mi>z</mi>
            <mo stretchy="false">⃗</mo>
          </mover>
          <mo stretchy="false">^</mo>
        </mover>
        <mo stretchy="false">=</mo>
        <mover accent="true">
          <mi>z</mi>
          <mo stretchy="false">⃗</mo>
        </mover>
      </mrow>
    </mrow>
    <annotation encoding="StarMath 5.0"> size 12 { {{tilde J} sub n {tilde  A}} rSub { size 8{n} } rsup{k} }{hat vec z} = {vec z}</annotation>
  </semantics>
</math>
</file>

<file path=Object 176/content.xml><?xml version="1.0" encoding="utf-8"?>
<math xmlns="http://www.w3.org/1998/Math/MathML" display="block">
  <semantics>
    <mrow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normal">Ω</mi>
            <mo stretchy="false">−</mo>
            <mi mathvariant="italic">jj</mi>
            <mo stretchy="false">+</mo>
            <mn>1</mn>
          </mrow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row>
                  <mn>2</mn>
                  <mi mathvariant="italic">KU</mi>
                </mrow>
              </msub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over accent="true">
          <mi>z</mi>
          <mo stretchy="false">⃗</mo>
        </mover>
        <mi mathvariant="italic">jj</mi>
      </msub>
    </mrow>
    <annotation encoding="StarMath 5.0">{hat vec z} rsub{ %OMEGA -jj+1 }  =size 12 { { {tilde J} sub {2KU}{tilde  A}} rSub { size 8{2KU} } rsup{KU} } {vec z} sub 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tilde  {A}} rSub { size 8{jj} } {vec z} sub {jj+1} + { {vec  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hat vec z} sub {jj}=    {tilde  B}} rSub { size 8{jj} } {hat vec z}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184/content.xml><?xml version="1.0" encoding="utf-8"?>
<math xmlns="http://www.w3.org/1998/Math/MathML" display="block">
  <semantics>
    <mrow>
      <msub>
        <mi>z</mi>
        <mi mathvariant="italic">jj</mi>
      </msub>
      <mi>,</mi>
      <msub>
        <mover accent="true">
          <mi>z</mi>
          <mo stretchy="false">^</mo>
        </mover>
        <mrow>
          <mi mathvariant="normal">Ω</mi>
          <mo stretchy="false">−</mo>
          <mi mathvariant="italic">jj</mi>
          <mo stretchy="false">+</mo>
          <mn>1</mn>
        </mrow>
      </msub>
      <mi>,</mi>
      <msub>
        <mi>w</mi>
        <mrow>
          <mi>θ</mi>
          <mo stretchy="false">−</mo>
          <mi mathvariant="italic">jj</mi>
        </mrow>
      </msub>
      <mi>,</mi>
      <msub>
        <mover accent="true">
          <mi>w</mi>
          <mo stretchy="false">^</mo>
        </mover>
        <mrow>
          <mi>θ</mi>
          <mo stretchy="false">+</mo>
          <mi mathvariant="italic">jj</mi>
          <mo stretchy="false">+</mo>
          <mn>1</mn>
        </mrow>
      </msub>
    </mrow>
    <annotation encoding="StarMath 5.0"> {z sub {jj}, 
{hat z} sub {%OMEGA -jj + 1} , 
w sub {%theta - jj} ,
{hat w} sub {%theta + jj + 1}
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^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hat  z} sub {jj+1} =    {bar  A}} rSub { size 8{jj+1} } {hat z} sub jj + { {bar  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sub>
        <mover accent="true">
          <mover accent="true">
            <mi>z</mi>
            <mo stretchy="false">⃗</mo>
          </mover>
          <mo stretchy="false">^</mo>
        </mover>
        <mi mathvariant="italic">jj</mi>
      </msub>
      <mo stretchy="false">=</mo>
      <msub>
        <mover accent="true">
          <mi>z</mi>
          <mo stretchy="false">⃗</mo>
        </mover>
        <mi mathvariant="italic">jj</mi>
      </msub>
    </mrow>
    <annotation encoding="StarMath 5.0">{hat vec z} sub jj = {vec z}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w</mi>
            <mo stretchy="false">⃗</mo>
          </mover>
          <mi mathvariant="italic">jj</mi>
        </msub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 w} sub {jj+1} =    {bar  B}} rSub { size 8{jj+1} } {vec w} sub jj + { bar  u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over accent="true">
              <mover accent="true">
                <msub>
                  <mi>w</mi>
                  <mi mathvariant="italic">jj</mi>
                </msub>
                <mo stretchy="false">⃗</mo>
              </mover>
              <mo stretchy="false">^</mo>
            </mover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w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hat vec w sub {jj}=    {tilde  B}} rSub { size 8{jj} } {hat vec w} sub {jj+1} + { vec  u} rSub { size 8{jj} }   {}
</annotation>
  </semantics>
</math>
</file>

<file path=Object 191/content.xml><?xml version="1.0" encoding="utf-8"?>
<math xmlns="http://www.w3.org/1998/Math/MathML" display="block">
  <semantics>
    <mrow>
      <mrow>
        <msub>
          <mover accent="true">
            <mi>B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P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S</mi>
          <mo stretchy="false">~</mo>
        </mover>
        <mi mathvariant="italic">jj</mi>
        <mi>r</mi>
      </msubsup>
    </mrow>
    <annotation encoding="StarMath 5.0">{bar B} sub jj = -left lbrace {tilde C} sub jj sup r + {tilde P} sub jj sup r {bar B} sub {jj+1} right rbrace sup {-1} {tilde S} sub jj sup r</annotation>
  </semantics>
</math>
</file>

<file path=Object 192/content.xml><?xml version="1.0" encoding="utf-8"?>
<math xmlns="http://www.w3.org/1998/Math/MathML" display="block">
  <semantics>
    <mrow>
      <mrow>
        <msub>
          <mover accent="true">
            <mi>u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P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P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u} sub jj = left lbrace {tilde C} sub jj sup r + {tilde P} sub jj sup r {bar B} sub {jj+1} right rbrace sup {-1} left lbrace {{vec c} sub jj - {tilde P} sub jj sup r {bar u} sub {jj+1}}right rbrace</annotation>
  </semantics>
</math>
</file>

<file path=Object 193/content.xml><?xml version="1.0" encoding="utf-8"?>
<math xmlns="http://www.w3.org/1998/Math/MathML" display="block">
  <semantics>
    <mrow>
      <mrow>
        <msub>
          <mover accent="true">
            <mi>B</mi>
            <mo stretchy="false">~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S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P</mi>
          <mo stretchy="false">~</mo>
        </mover>
        <mi mathvariant="italic">jj</mi>
        <mi>r</mi>
      </msubsup>
    </mrow>
    <annotation encoding="StarMath 5.0">{tilde B} sub {jj} = -left lbrace {tilde C} sub {jj} sup r + {tilde S} sub jj sup r {tilde B} sub {jj-1} right rbrace sup {-1} {tilde P} sub jj sup r</annotation>
  </semantics>
</math>
</file>

<file path=Object 194/content.xml><?xml version="1.0" encoding="utf-8"?>
<math xmlns="http://www.w3.org/1998/Math/MathML" display="block">
  <semantics>
    <mrow>
      <mrow>
        <msub>
          <mover accent="true">
            <mi>u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S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S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⃗</mo>
              </mover>
              <mrow>
                <mi mathvariant="italic">jj</mi>
                <mo stretchy="false">−</mo>
                <mn>1</mn>
              </mrow>
            </msub>
          </mrow>
        </mrow>
        <mo fence="true" form="postfix" stretchy="true">}</mo>
      </mrow>
    </mrow>
    <annotation encoding="StarMath 5.0">{vec u} sub jj = left lbrace {tilde C} sub {jj} sup r + {tilde S} sub {jj} sup r {tilde B} sub {jj-1} right rbrace sup {-1} left lbrace {{vec c} sub jj - {tilde S} sub {jj} sup r {vec u} sub {jj-1}} right rbrace</annotation>
  </semantics>
</math>
</file>

<file path=Object 195/content.xml><?xml version="1.0" encoding="utf-8"?>
<math xmlns="http://www.w3.org/1998/Math/MathML" display="block">
  <semantics>
    <mrow>
      <mrow>
        <msub>
          <mover accent="true">
            <mi>c</mi>
            <mo stretchy="false">⃗</mo>
          </mover>
          <mi>j</mi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i>n</mi>
              </msub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sub>
        <mover accent="true">
          <mi>b</mi>
          <mo stretchy="false">⃗</mo>
        </mover>
        <mi>j</mi>
      </msub>
    </mrow>
    <annotation encoding="StarMath 5.0">{vec c} sub j = size 12 { { {tilde J} sub n {tilde  A}} rSub { size 8{n} } rsup{k} }{vec b} sub 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subsup>
        <mover accent="true">
          <mi>J</mi>
          <mo stretchy="false">~</mo>
        </mover>
        <mi>n</mi>
        <mrow>
          <mo stretchy="false">−</mo>
          <mn>1</mn>
        </mrow>
      </msubsup>
      <mo stretchy="false">=</mo>
      <msub>
        <mover accent="true">
          <mi>J</mi>
          <mo stretchy="false">~</mo>
        </mover>
        <mi>n</mi>
      </msub>
    </mrow>
    <annotation encoding="StarMath 5.0">{tilde J} sub n sup{-1} = {tilde J} sub n</annotation>
  </semantics>
</math>
</file>

<file path=Object 199/content.xml><?xml version="1.0" encoding="utf-8"?>
<math xmlns="http://www.w3.org/1998/Math/MathML" display="block">
  <semantics>
    <msub>
      <mover accent="true">
        <mi>w</mi>
        <mo stretchy="false">⃗</mo>
      </mover>
      <mrow>
        <mi>θ</mi>
        <mo stretchy="false">−</mo>
        <mi mathvariant="italic">jj</mi>
      </mrow>
    </msub>
    <annotation encoding="StarMath 5.0">{vec w} sub {%theta-jj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>θ</mi>
        <mo stretchy="false">+</mo>
        <mi mathvariant="italic">jj</mi>
        <mo stretchy="false">+</mo>
        <mn>1</mn>
      </mrow>
    </msub>
    <annotation encoding="StarMath 5.0">{hat vec w} sub {%theta+jj+1}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</msub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</mtr>
            <mtr>
              <mtd>
                <mrow>
                  <msub>
                    <mover accent="true">
                      <mi>B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sub>
                    <mover accent="true">
                      <mi>B</mi>
                      <mo stretchy="false">¯</mo>
                    </mover>
                    <mrow>
                      <mi mathvariant="italic">ii</mi>
                      <mo stretchy="false">+</mo>
                      <mn>1</mn>
                    </mrow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row>
                    <mo stretchy="false">−</mo>
                    <mover accent="true">
                      <msub>
                        <mi>B</mi>
                        <mi mathvariant="italic">jj</mi>
                      </msub>
                      <mo stretchy="false">~</mo>
                    </mover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i>J</mi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</mtr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style mathsize="8pt">
                                <mi mathvariant="italic">KU</mi>
                              </mstyle>
                            </msub>
                            <mrow/>
                          </mrow>
                        </mtd>
                      </mtr>
                    </mtable>
                  </mrow>
                  <mo fence="true" form="postfix" stretchy="true">]</mo>
                </mrow>
              </mtd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ii</mi>
                      </mstyle>
                    </msub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sub>
                    <mover accent="true">
                      <mn>0</mn>
                      <mo stretchy="false">~</mo>
                    </mover>
                    <mrow>
                      <mn>2</mn>
                      <mi mathvariant="italic">KU</mi>
                    </mrow>
                  </msub>
                  <mrow/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ii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over accent="true">
                          <mi>z</mi>
                          <mo stretchy="false">⃗</mo>
                        </mover>
                        <mo stretchy="false">^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over accent="true">
                        <mi>z</mi>
                        <mo stretchy="false">⃗</mo>
                      </mover>
                      <mo stretchy="false">^</mo>
                    </mover>
                    <mstyle mathsize="8pt">
                      <mrow>
                        <mi mathvariant="italic">ii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sub>
                        <mover accent="true">
                          <mi>u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ii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2KU} } #  {tilde 0} sub {2KU}#  {tilde 0} sub {2KU} ## 

{bar B} rSub { size 8{jj+1} }left [ matrix {
{tilde J} sub {KU}  {} # {tilde 0} sub {KU} {} ##
{tilde 0} rSub { size 8{KU} } {} # {tilde 0} sub {KU}  {}
}right ]   {} # -left [ matrix {
{tilde 0} sub {KU}  {} # {tilde 0} sub {KU} {} ##
{tilde J} rSub { size 8{KU} } {} # {tilde 0} sub {KU}  {}
}right ] # {bar B} sub {ii+1} left [ matrix {
{tilde 0} rSub { size 8{KU} }  {} # {tilde J} sub {KU} {} ##
{tilde 0} sub {KU} {} # {tilde 0} sub {KU}  {}
}right ] # -left [ matrix {
{tilde 0} rSub { size 8{KU} }  {} # {tilde 0} sub {KU} {} ##
{tilde 0} sub {KU} {} # {tilde J} sub {KU}  {}
}right ] ##

left [ matrix {
{tilde J} sub {KU}  {} # {tilde 0} rSub { size 8{KU} } {} ##
{tilde 0} sub {KU} {} # {tilde 0} sub {KU}  {}
}right ]  {} # -tilde B sub {jj} left [ matrix {
{tilde 0} sub {KU}  {} # {tilde 0} rSub { size 8{KU} } {} ##
{tilde J} sub {KU} {} # {tilde 0} sub {KU}  {}
}right ] # left [ matrix {
{tilde 0} sub {KU}  {} # {tilde J} sub {KU} {} ##
{tilde 0} sub {KU} {} # {tilde 0} rSub { size 8{KU} }  {}
}right ] # -{tilde B} rSub { size 8{ii} }left [ matrix {
{tilde 0} sub {KU}  {} # {tilde 0} sub {KU} {} ##
{tilde 0} sub {KU} {} # {tilde J} rSub { size 8{KU} }  {}
}right ] ##
{tilde 0} sub {2KU}  {} # {tilde 0} sub {2KU} # {tilde I} rSub { size 8{2KU} } # -{tilde A} rSub { size 8{ii} } 
}
right ]


left [ matrix {
{vec z} rSub { size 8{jj} }    {} ##
{vec z} rSub { size 8{jj+1} }    {} ##
{hat vec z} rSub { size 8{ii} }    {} ##
{hat vec z} rSub { size 8{ii+1} }   
}  right ] 
= left [matrix {
-{bar v} rSub { size 8{jj+1} }    {} ##
-{bar u} rSub { size 8{jj+1} }    {} ##
{vec u} rSub { size 8{ii} }    {} ##
{vec v} rSub { size 8{ii} }   
}
right ]</annotation>
  </semantics>
</math>
</file>

<file path=Object 202/content.xml><?xml version="1.0" encoding="utf-8"?>
<math xmlns="http://www.w3.org/1998/Math/MathML" display="block">
  <semantics>
    <mi>θ</mi>
    <annotation encoding="StarMath 5.0">%theta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0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
(z sub j,z sub {j+1}....z sub {j+(m-3)/2}) ,

(z sub {n-j+1-(m-3)/2}...z sub {n-j},z sub {n-j+1 }) 
</annotation>
  </semantics>
</math>
</file>

<file path=Object 206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07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08/content.xml><?xml version="1.0" encoding="utf-8"?>
<math xmlns="http://www.w3.org/1998/Math/MathML" display="block">
  <semantics>
    <mrow>
      <mrow>
        <mi>θ</mi>
        <mo stretchy="false">=</mo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4</mn>
        </mrow>
      </mrow>
      <mi mathvariant="italic">KU</mi>
    </mrow>
    <annotation encoding="StarMath 5.0"> %theta = (n-p)/4KU</annotation>
  </semantics>
</math>
</file>

<file path=Object 209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ii</mi>
        <mo stretchy="false">+</mo>
        <mn>1</mn>
      </mrow>
    </msub>
    <annotation encoding="StarMath 5.0">{hat vec z} sub {ii+1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+</mo>
                  <mn>1</mn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</mtable>
    <annotation encoding="StarMath 5.0">matrix {
{vec w} sub {%theta - jj} = left [ matrix {
{tilde J} rSub { size 8{KU} }  {} # {tilde 0} rSub { size 8{KU} } {} ## {tilde 0} rSub { size 8{KU} } {} # {tilde 0} rSub { size 8{KU} }  {} }right ] {vec z} sub {j}+
left [ matrix {
{tilde 0} rSub { size 8{KU} }  {} # {tilde 0} rSub { size 8{KU} } {} ## {tilde J} rSub { size 8{KU} } {} # {tilde 0} rSub { size 8{KU} }  {} }right ] {hat vec z} sub {i}
##
{hat vec w} sub {%theta + jj + 1} = left [ matrix {
{tilde 0} rSub { size 8{KU} }  {} # {tilde J} rSub { size 8{KU} } {} ## {tilde 0} rSub { size 8{KU} } {} # {tilde 0} rSub { size 8{KU} }  {} }right ] {vec z} sub {j}+
left [ matrix {
{tilde 0} rSub { size 8{KU} }  {} # {tilde 0} rSub { size 8{KU} } {} ## {tilde 0} rSub { size 8{KU} } {} # {tilde J} rSub { size 8{KU} }  {} }right ] {hat vec z} sub {i}

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14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jj</mi>
    </msub>
    <annotation encoding="StarMath 5.0">{hat vec z} sub {jj}</annotation>
  </semantics>
</math>
</file>

<file path=Object 215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z} sub {jj+1}</annotation>
  </semantics>
</math>
</file>

<file path=Object 216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{vec w} sub {%theta - jj} = 

(z sub {j+(m-3)/2}...z sub {j+1},z sub j),({hat z} sub {i+(m-3)/2}...{hat z} sub {i+1},{hat z} sub i)
##
{hat vec w} sub {%theta + jj - 1} 
 
=(z sub {j+(m-3)/2}...z sub {j+1},z sub j),({hat z} sub {i+(m-3)/2}...{hat z} sub {i+1},{hat z} sub i)
({hat z} sub {n-j+1 },{hat z} sub {n-j} ...{hat z} sub {n-j+1-(m-3)/2}),(z sub {n-i+1 },z sub {n-i} ...z sub {n-i+1-(m-3)/2}) 
}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m-1} }  ## 


 {tilde I} rSub { size 8{m-1} } # -{tilde A} rSub { size 8{jj} } 
}
right ]


left [ matrix {
{vec z} rSub { size 8{jj} }    {} ##

{vec z} rSub { size 8{jj+1} }   
}  right ] 
= left [matrix {
-{bar v} rSub { size 8{jj+1} }    {} ##

{vec v} rSub { size 8{jj} }   
}
right ]</annotation>
  </semantics>
</math>
</file>

<file path=Object 219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1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2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italic">jj</mi>
        <mo stretchy="false">+</mo>
        <mn>1</mn>
      </mrow>
    </msub>
    <annotation encoding="StarMath 5.0">{vec w} sub {jj+1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5/content.xml><?xml version="1.0" encoding="utf-8"?>
<math xmlns="http://www.w3.org/1998/Math/MathML" display="block">
  <semantics>
    <mrow>
      <mrow>
        <mover accent="true">
          <msub>
            <mi>w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sub>
          <mi>z</mi>
          <mi>j</mi>
        </msub>
        <mo stretchy="false">⃗</mo>
      </mover>
    </mrow>
    <annotation encoding="StarMath 5.0">vec w sub j = size 12 { { tilde J sub n tilde  {A}} rSub { size 8{n} } rsup{k} }vec z_{ j }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9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over accent="true">
      <mi>z</mi>
      <mo stretchy="false">⃗</mo>
    </mover>
    <annotation encoding="StarMath 5.0"> vec z </annotation>
  </semantics>
</math>
</file>

<file path=Object 233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36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7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w} sub {jj+1}</annotation>
  </semantics>
</math>
</file>

<file path=Object 238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z</mi>
                  <mi mathvariant="italic">jj</mi>
                </msub>
                <mo stretchy="false">⃗</mo>
              </mover>
              <mo stretchy="false">=</mo>
              <mrow>
                <mo fence="true" form="prefix" stretchy="false">(</mo>
                <mrow>
                  <mrow>
                    <msub>
                      <mi>z</mi>
                      <mi>j</mi>
                    </msub>
                    <mi>,</mi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j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i mathvariant="italic">ii</mi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i>i</mi>
                    </msub>
                    <mi>,</mi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i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vec z sub {jj} = (z sub j,z sub {j+1}....z sub {j+(m-3)/2}),(z sub {n-j+1-(m-3)/2}...z sub {n-j},z sub {n-j+1 }) 
##
{hat vec z} sub {%OMEGA - jj + 1} ={hat vec z} sub {ii}= (z sub i,z sub {i+1}....z sub {i+(m-3)/2}),(z sub {n-i+1-(m-3)/2}...z sub {n-i},z sub {n-i+1 }) 
}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 mathvariant="italic">jj</mi>
    </msub>
    <annotation encoding="StarMath 5.0"> {z sub j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jj</mi>
                      </mstyle>
                    </msub>
                  </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 -{tilde B} rSub { size 8{jj} }{tilde J} sub {2KU}  {tilde A} rSub { size 8{2KU}} rsup KU   {} # {tilde J} sub {2KU}  {tilde A} rSub { size 8{2KU}} rsup KU  ## 


 {tilde I} rSub { size 8{2KU} } # -{tilde A} rSub { size 8{jj} } 
}
right ]


left [ matrix {
{vec z} rSub { size 8{jj} }    {} ##

{vec z} rSub { size 8{jj+1} }   
}  right ] 
= left [matrix {
{vec u} rSub { size 8{jj} }    {} ##

{vec v}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{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